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E000000DF000000DF97A2328C.svm" manifest:media-type=""/>
  <manifest:file-entry manifest:full-path="Object 1/Pictures/2000000E000000DF000000DF4104E50C.svm" manifest:media-type=""/>
  <manifest:file-entry manifest:full-path="Object 1/Pictures/2000000E000000DF000000DFD5DED663.svm" manifest:media-type=""/>
  <manifest:file-entry manifest:full-path="Object 1/Pictures/2000000E000000DD000000DF8AEB08F0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241cm" svg:height="14.014cm" svg:x="0.012cm" svg:y="0.0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35cm" fo:page-height="14.0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vel Exner</meta:initial-creator>
    <meta:creation-date>2014-09-20T11:01:33</meta:creation-date>
    <dc:date>2015-08-14T14:04:49.099396662</dc:date>
    <dc:creator>Pavel Exner</dc:creator>
    <meta:editing-duration>PT25M28S</meta:editing-duration>
    <meta:editing-cycles>12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0">
      <number:scientific-number number:decimal-places="0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20">
      <style:chart-properties chart:display-label="true" chart:tick-marks-minor-inner="false" chart:tick-marks-minor-outer="true" chart:logarithmic="true" chart:minimum="10" chart:reverse-direction="false" text:line-break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style:rotation-angle="0"/>
      <style:text-properties fo:font-size="18pt" style:font-size-asian="9pt" style:font-size-complex="9pt"/>
    </style:style>
    <style:style style:name="ch6" style:family="chart" style:data-style-name="N120">
      <style:chart-properties chart:display-label="true" chart:tick-marks-minor-inner="false" chart:tick-marks-minor-outer="true" chart:logarithmic="true" chart:minimum="10" chart:maximum="10000" chart:reverse-direction="false" text:line-break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120">
      <style:chart-properties chart:symbol-type="none" chart:link-data-style-to-source="true">
        <chart:symbol-image xlink:href="Pictures/2000000E000000DD000000DF8AEB08F0.svm" xlink:type="simple" xlink:actuate="onLoad"/>
      </style:chart-properties>
      <style:graphic-properties svg:stroke-width="0.076cm" svg:stroke-color="#83caff" draw:fill-color="#83caff"/>
      <style:text-properties fo:font-size="10pt" style:font-size-asian="10pt" style:font-size-complex="10pt"/>
    </style:style>
    <style:style style:name="ch11" style:family="chart" style:data-style-name="N12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120">
      <style:chart-properties chart:symbol-type="none" chart:link-data-style-to-source="true"/>
      <style:graphic-properties svg:stroke-width="0.076cm" svg:stroke-color="#c5000b" draw:fill-color="#c5000b"/>
      <style:text-properties fo:font-size="10pt" style:font-size-asian="10pt" style:font-size-complex="10pt"/>
    </style:style>
    <style:style style:name="ch13" style:family="chart" style:data-style-name="N120">
      <style:chart-properties chart:symbol-type="named-symbol" chart:symbol-name="circle" chart:symbol-width="0.25cm" chart:symbol-height="0.25cm" chart:link-data-style-to-source="true">
        <chart:symbol-image xlink:href="Pictures/2000000E000000DF000000DFD5DED663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circle" chart:symbol-width="0.25cm" chart:symbol-height="0.25cm"/>
    </style:style>
    <style:style style:name="ch15" style:family="chart" style:data-style-name="N120">
      <style:chart-properties chart:symbol-type="none" chart:link-data-style-to-source="true">
        <chart:symbol-image xlink:href="Pictures/2000000E000000DF000000DF4104E50C.svm" xlink:type="simple" xlink:actuate="onLoad"/>
      </style:chart-properties>
      <style:graphic-properties svg:stroke-width="0.076cm" svg:stroke-color="#579d1c" draw:fill-color="#579d1c"/>
      <style:text-properties fo:font-size="10pt" style:font-size-asian="10pt" style:font-size-complex="10pt"/>
    </style:style>
    <style:style style:name="ch16" style:family="chart" style:data-style-name="N120">
      <style:chart-properties chart:symbol-type="named-symbol" chart:symbol-name="square" chart:symbol-width="0.25cm" chart:symbol-height="0.25cm" chart:link-data-style-to-source="true">
        <chart:symbol-image xlink:href="Pictures/2000000E000000DF000000DF97A2328C.svm" xlink:type="simple" xlink:actuate="onLoad"/>
      </style:chart-properties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20">
      <style:chart-properties chart:symbol-type="none" chart:link-data-style-to-source="true"/>
      <style:graphic-properties svg:stroke-width="0.076cm" svg:stroke-color="#ff950e" draw:fill-color="#ff950e"/>
      <style:text-properties fo:font-size="10pt" style:font-size-asian="10pt" style:font-size-complex="10pt"/>
    </style:style>
    <style:style style:name="ch18" style:family="chart" style:data-style-name="N12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2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9.242cm" svg:height="14.015cm" xlink:href="." xlink:type="simple" chart:class="chart:scatter" chart:style-name="ch1">
        <chart:legend svg:x="22.671cm" svg:y="1.867cm" style:legend-expansion="custom" chartooo:width="6.133cm" chartooo:height="9.775cm" style:legend-expansion-aspect-ratio="0.627416879795396" chart:style-name="ch2"/>
        <chart:plot-area chart:style-name="ch3" chart:data-source-has-labels="both" svg:x="1.311cm" svg:y="0.191cm" svg:width="21.813cm" svg:height="12.575cm">
          <chartooo:coordinate-region svg:x="2.806cm" svg:y="0.509cm" svg:width="19.694cm" svg:height="11.372cm"/>
          <chart:axis chart:dimension="x" chart:name="primary-x" chart:style-name="ch4" chartooo:axis-type="auto">
            <chart:title svg:x="8.646cm" svg:y="12.901cm" chart:style-name="ch5">
              <text:p>number of degrees of freedom</text:p>
            </chart:title>
            <chart:categories table:cell-range-address="local-table.$A$2:.$A$102"/>
          </chart:axis>
          <chart:axis chart:dimension="y" chart:name="primary-y" chart:style-name="ch6">
            <chart:title svg:x="0.003cm" svg:y="9.434cm" chart:style-name="ch7">
              <text:p>number of iterations</text:p>
            </chart:title>
            <chart:grid chart:style-name="ch8" chart:class="major"/>
          </chart:axis>
          <chart:series chart:style-name="ch9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series chart:style-name="ch10" chart:values-cell-range-address="local-table.$E$2:.$E$102" chart:label-cell-address="local-table.$E$1" chart:class="chart:scatter">
            <chart:domain table:cell-range-address="local-table.$D$2:.$D$102"/>
            <chart:data-point chart:repeated="101"/>
          </chart:series>
          <chart:series chart:style-name="ch11" chart:values-cell-range-address="local-table.$G$2:.$G$102" chart:label-cell-address="local-table.$G$1" chart:class="chart:scatter">
            <chart:domain table:cell-range-address="local-table.$F$2:.$F$102"/>
            <chart:data-point chart:repeated="101"/>
          </chart:series>
          <chart:series chart:style-name="ch12" chart:values-cell-range-address="local-table.$I$2:.$I$102" chart:label-cell-address="local-table.$I$1" chart:class="chart:scatter">
            <chart:domain table:cell-range-address="local-table.$H$2:.$H$102"/>
            <chart:data-point chart:repeated="101"/>
          </chart:series>
          <chart:series chart:style-name="ch13" chart:values-cell-range-address="local-table.$K$2:.$K$102" chart:label-cell-address="local-table.$K$1" chart:class="chart:scatter">
            <chart:domain table:cell-range-address="local-table.$J$2:.$J$102"/>
            <chart:data-point chart:repeated="3"/>
            <chart:data-point chart:style-name="ch14"/>
            <chart:data-point chart:repeated="97"/>
          </chart:series>
          <chart:series chart:style-name="ch15" chart:values-cell-range-address="local-table.$M$2:.$M$102" chart:label-cell-address="local-table.$M$1" chart:class="chart:scatter">
            <chart:domain table:cell-range-address="local-table.$L$2:.$L$102"/>
            <chart:data-point chart:repeated="101"/>
          </chart:series>
          <chart:series chart:style-name="ch16" chart:values-cell-range-address="local-table.$O$2:.$O$102" chart:label-cell-address="local-table.$O$1" chart:class="chart:scatter">
            <chart:domain table:cell-range-address="local-table.$N$2:.$N$102"/>
            <chart:data-point chart:repeated="101"/>
          </chart:series>
          <chart:series chart:style-name="ch17" chart:values-cell-range-address="local-table.$Q$2:.$Q$102" chart:label-cell-address="local-table.$Q$1" chart:class="chart:scatter">
            <chart:domain table:cell-range-address="local-table.$P$2:.$P$102"/>
            <chart:data-point chart:repeated="101"/>
          </chart:series>
          <chart:series chart:style-name="ch18" chart:values-cell-range-address="local-table.$S$2:.$S$102" chart:label-cell-address="local-table.$S$1" chart:class="chart:scatter">
            <chart:domain table:cell-range-address="local-table.$R$2:.$R$102"/>
            <chart:data-point chart:repeated="101"/>
          </chart:series>
          <chart:series chart:style-name="ch19" chart:values-cell-range-address="local-table.$U$2:.$U$102" chart:label-cell-address="local-table.$U$1" chart:class="chart:scatter">
            <chart:domain table:cell-range-address="local-table.$T$2:.$T$102"/>
            <chart:data-point chart:repeated="10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EM</text:p>
              </table:table-cell>
              <table:table-cell office:value-type="string">
                <text:p/>
              </table:table-cell>
              <table:table-cell office:value-type="string">
                <text:p>t1 = 4.55*n^0.49</text:p>
              </table:table-cell>
              <table:table-cell office:value-type="string">
                <text:p/>
              </table:table-cell>
              <table:table-cell office:value-type="string">
                <text:p>SGFEM</text:p>
              </table:table-cell>
              <table:table-cell office:value-type="string">
                <text:p/>
              </table:table-cell>
              <table:table-cell office:value-type="string">
                <text:p>t5 = 13.50*n^0.41</text:p>
              </table:table-cell>
              <table:table-cell office:value-type="string">
                <text:p/>
              </table:table-cell>
              <table:table-cell office:value-type="string">
                <text:p>shifted XFEM</text:p>
              </table:table-cell>
              <table:table-cell office:value-type="string">
                <text:p/>
              </table:table-cell>
              <table:table-cell office:value-type="string">
                <text:p>t4 = 15.99*n^0.40</text:p>
              </table:table-cell>
              <table:table-cell office:value-type="string">
                <text:p/>
              </table:table-cell>
              <table:table-cell office:value-type="string">
                <text:p>ramp function XFEM</text:p>
              </table:table-cell>
              <table:table-cell office:value-type="string">
                <text:p/>
              </table:table-cell>
              <table:table-cell office:value-type="string">
                <text:p>t3 = 1.31*n^0.94</text:p>
              </table:table-cell>
              <table:table-cell office:value-type="string">
                <text:p/>
              </table:table-cell>
              <table:table-cell office:value-type="string">
                <text:p>XFEM</text:p>
              </table:table-cell>
              <table:table-cell office:value-type="string">
                <text:p/>
              </table:table-cell>
              <table:table-cell office:value-type="string">
                <text:p>t2 = 0.80*n^0.9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22.0607173481675">
                <text:p>22.0607173481675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31">
                <text:p>31</text:p>
              </table:table-cell>
              <table:table-cell office:value-type="float" office:value="55.6773516207584">
                <text:p>55.6773516207584</text:p>
              </table:table-cell>
              <table:table-cell office:value-type="float" office:value="47">
                <text:p>47</text:p>
              </table:table-cell>
              <table:table-cell office:value-type="float" office:value="64">
                <text:p>64</text:p>
              </table:table-cell>
              <table:table-cell office:value-type="float" office:value="47">
                <text:p>47</text:p>
              </table:table-cell>
              <table:table-cell office:value-type="float" office:value="74.1331188617286">
                <text:p>74.1331188617286</text:p>
              </table:table-cell>
              <table:table-cell office:value-type="float" office:value="47">
                <text:p>47</text:p>
              </table:table-cell>
              <table:table-cell office:value-type="float" office:value="60">
                <text:p>60</text:p>
              </table:table-cell>
              <table:table-cell office:value-type="float" office:value="47">
                <text:p>47</text:p>
              </table:table-cell>
              <table:table-cell office:value-type="float" office:value="49.2613848350931">
                <text:p>49.2613848350931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21.293594761835">
                <text:p>21.2935947618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36">
                <text:p>36</text:p>
              </table:table-cell>
              <table:table-cell office:value-type="float" office:value="26.9515852187042">
                <text:p>26.9515852187042</text:p>
              </table:table-cell>
              <table:table-cell office:value-type="float" office:value="22.8891625373696">
                <text:p>22.8891625373696</text:p>
              </table:table-cell>
              <table:table-cell office:value-type="float" office:value="85">
                <text:p>85</text:p>
              </table:table-cell>
              <table:table-cell office:value-type="float" office:value="97">
                <text:p>97</text:p>
              </table:table-cell>
              <table:table-cell office:value-type="float" office:value="34.4254878701374">
                <text:p>34.4254878701374</text:p>
              </table:table-cell>
              <table:table-cell office:value-type="float" office:value="58.1384720366227">
                <text:p>58.1384720366227</text:p>
              </table:table-cell>
              <table:table-cell office:value-type="float" office:value="97">
                <text:p>97</text:p>
              </table:table-cell>
              <table:table-cell office:value-type="float" office:value="105">
                <text:p>105</text:p>
              </table:table-cell>
              <table:table-cell office:value-type="float" office:value="51.9772191368305">
                <text:p>51.9772191368305</text:p>
              </table:table-cell>
              <table:table-cell office:value-type="float" office:value="77.1661620686013">
                <text:p>77.1661620686013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49.1939730443459">
                <text:p>49.1939730443459</text:p>
              </table:table-cell>
              <table:table-cell office:value-type="float" office:value="51.4265073448818">
                <text:p>51.4265073448818</text:p>
              </table:table-cell>
              <table:table-cell office:value-type="float" office:value="85">
                <text:p>85</text:p>
              </table:table-cell>
              <table:table-cell office:value-type="float" office:value="57">
                <text:p>57</text:p>
              </table:table-cell>
              <table:table-cell office:value-type="float" office:value="33.0273508226508">
                <text:p>33.0273508226508</text:p>
              </table:table-cell>
              <table:table-cell office:value-type="float" office:value="22.6238176671892">
                <text:p>22.6238176671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">
                <text:p>93</text:p>
              </table:table-cell>
              <table:table-cell office:value-type="float" office:value="50">
                <text:p>50</text:p>
              </table:table-cell>
              <table:table-cell office:value-type="float" office:value="29.055517832043">
                <text:p>29.055517832043</text:p>
              </table:table-cell>
              <table:table-cell office:value-type="float" office:value="23.7487182938611">
                <text:p>23.7487182938611</text:p>
              </table:table-cell>
              <table:table-cell office:value-type="float" office:value="302">
                <text:p>302</text:p>
              </table:table-cell>
              <table:table-cell office:value-type="float" office:value="162">
                <text:p>162</text:p>
              </table:table-cell>
              <table:table-cell office:value-type="float" office:value="38.2294908095799">
                <text:p>38.2294908095799</text:p>
              </table:table-cell>
              <table:table-cell office:value-type="float" office:value="60.7083819966206">
                <text:p>60.7083819966206</text:p>
              </table:table-cell>
              <table:table-cell office:value-type="float" office:value="322">
                <text:p>322</text:p>
              </table:table-cell>
              <table:table-cell office:value-type="float" office:value="170">
                <text:p>170</text:p>
              </table:table-cell>
              <table:table-cell office:value-type="float" office:value="57.4815172169809">
                <text:p>57.4815172169809</text:p>
              </table:table-cell>
              <table:table-cell office:value-type="float" office:value="80.3232976006858">
                <text:p>80.3232976006858</text:p>
              </table:table-cell>
              <table:table-cell office:value-type="float" office:value="322">
                <text:p>322</text:p>
              </table:table-cell>
              <table:table-cell office:value-type="float" office:value="231">
                <text:p>231</text:p>
              </table:table-cell>
              <table:table-cell office:value-type="float" office:value="51.4903613593155">
                <text:p>51.4903613593155</text:p>
              </table:table-cell>
              <table:table-cell office:value-type="float" office:value="53.6867907093254">
                <text:p>53.6867907093254</text:p>
              </table:table-cell>
              <table:table-cell office:value-type="float" office:value="302">
                <text:p>302</text:p>
              </table:table-cell>
              <table:table-cell office:value-type="float" office:value="161">
                <text:p>161</text:p>
              </table:table-cell>
              <table:table-cell office:value-type="float" office:value="35.1872871729824">
                <text:p>35.1872871729824</text:p>
              </table:table-cell>
              <table:table-cell office:value-type="float" office:value="24.0371403496228">
                <text:p>24.0371403496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1">
                <text:p>171</text:p>
              </table:table-cell>
              <table:table-cell office:value-type="float" office:value="64">
                <text:p>64</text:p>
              </table:table-cell>
              <table:table-cell office:value-type="float" office:value="31.3236905969554">
                <text:p>31.3236905969554</text:p>
              </table:table-cell>
              <table:table-cell office:value-type="float" office:value="24.6405529114647">
                <text:p>24.6405529114647</text:p>
              </table:table-cell>
              <table:table-cell office:value-type="float" office:value="1141">
                <text:p>1141</text:p>
              </table:table-cell>
              <table:table-cell office:value-type="float" office:value="254">
                <text:p>254</text:p>
              </table:table-cell>
              <table:table-cell office:value-type="float" office:value="42.4538345853781">
                <text:p>42.4538345853781</text:p>
              </table:table-cell>
              <table:table-cell office:value-type="float" office:value="63.3918903531903">
                <text:p>63.3918903531903</text:p>
              </table:table-cell>
              <table:table-cell office:value-type="float" office:value="1177">
                <text:p>1177</text:p>
              </table:table-cell>
              <table:table-cell office:value-type="float" office:value="278">
                <text:p>278</text:p>
              </table:table-cell>
              <table:table-cell office:value-type="float" office:value="63.5687109937131">
                <text:p>63.5687109937131</text:p>
              </table:table-cell>
              <table:table-cell office:value-type="float" office:value="83.609602505728">
                <text:p>83.609602505728</text:p>
              </table:table-cell>
              <table:table-cell office:value-type="float" office:value="1177">
                <text:p>1177</text:p>
              </table:table-cell>
              <table:table-cell office:value-type="float" office:value="806">
                <text:p>806</text:p>
              </table:table-cell>
              <table:table-cell office:value-type="float" office:value="53.8939457181658">
                <text:p>53.8939457181658</text:p>
              </table:table-cell>
              <table:table-cell office:value-type="float" office:value="56.0464174115019">
                <text:p>56.0464174115019</text:p>
              </table:table-cell>
              <table:table-cell office:value-type="float" office:value="1141">
                <text:p>1141</text:p>
              </table:table-cell>
              <table:table-cell office:value-type="float" office:value="654">
                <text:p>654</text:p>
              </table:table-cell>
              <table:table-cell office:value-type="float" office:value="37.4884799341758">
                <text:p>37.4884799341758</text:p>
              </table:table-cell>
              <table:table-cell office:value-type="float" office:value="25.5387540991993">
                <text:p>25.5387540991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6">
                <text:p>316</text:p>
              </table:table-cell>
              <table:table-cell office:value-type="float" office:value="72">
                <text:p>72</text:p>
              </table:table-cell>
              <table:table-cell office:value-type="float" office:value="33.7689246595267">
                <text:p>33.7689246595267</text:p>
              </table:table-cell>
              <table:table-cell office:value-type="float" office:value="25.565878556892">
                <text:p>25.565878556892</text:p>
              </table:table-cell>
              <table:table-cell office:value-type="float" office:value="4435">
                <text:p>4435</text:p>
              </table:table-cell>
              <table:table-cell office:value-type="float" office:value="497">
                <text:p>497</text:p>
              </table:table-cell>
              <table:table-cell office:value-type="float" office:value="47.1449666954759">
                <text:p>47.1449666954759</text:p>
              </table:table-cell>
              <table:table-cell office:value-type="float" office:value="66.1940185257218">
                <text:p>66.1940185257218</text:p>
              </table:table-cell>
              <table:table-cell office:value-type="float" office:value="4503">
                <text:p>4503</text:p>
              </table:table-cell>
              <table:table-cell office:value-type="float" office:value="539">
                <text:p>539</text:p>
              </table:table-cell>
              <table:table-cell office:value-type="float" office:value="70.3005281184271">
                <text:p>70.3005281184271</text:p>
              </table:table-cell>
              <table:table-cell office:value-type="float" office:value="87.0303615511193">
                <text:p>87.0303615511193</text:p>
              </table:table-cell>
              <table:table-cell office:value-type="float" office:value="4503">
                <text:p>4503</text:p>
              </table:table-cell>
              <table:table-cell office:value-type="float" office:value="4802">
                <text:p>4802</text:p>
              </table:table-cell>
              <table:table-cell office:value-type="float" office:value="56.4097300619763">
                <text:p>56.4097300619763</text:p>
              </table:table-cell>
              <table:table-cell office:value-type="float" office:value="58.5097537618071">
                <text:p>58.5097537618071</text:p>
              </table:table-cell>
              <table:table-cell office:value-type="float" office:value="4435">
                <text:p>4435</text:p>
              </table:table-cell>
              <table:table-cell office:value-type="float" office:value="2641">
                <text:p>2641</text:p>
              </table:table-cell>
              <table:table-cell office:value-type="float" office:value="39.9401670514171">
                <text:p>39.9401670514171</text:p>
              </table:table-cell>
              <table:table-cell office:value-type="float" office:value="27.1341745088077">
                <text:p>27.1341745088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6">
                <text:p>576</text:p>
              </table:table-cell>
              <table:table-cell office:value-type="float" office:value="84">
                <text:p>84</text:p>
              </table:table-cell>
              <table:table-cell office:value-type="float" office:value="36.4050420282094">
                <text:p>36.4050420282094</text:p>
              </table:table-cell>
              <table:table-cell office:value-type="float" office:value="26.5259529173">
                <text:p>26.5259529173</text:p>
              </table:table-cell>
              <table:table-cell office:value-type="float" office:value="17481">
                <text:p>17481</text:p>
              </table:table-cell>
              <table:table-cell office:value-type="float" office:value="655">
                <text:p>655</text:p>
              </table:table-cell>
              <table:table-cell office:value-type="float" office:value="52.3544670681656">
                <text:p>52.3544670681656</text:p>
              </table:table-cell>
              <table:table-cell office:value-type="float" office:value="69.120009896709">
                <text:p>69.120009896709</text:p>
              </table:table-cell>
              <table:table-cell office:value-type="float" office:value="17613">
                <text:p>17613</text:p>
              </table:table-cell>
              <table:table-cell office:value-type="float" office:value="704">
                <text:p>704</text:p>
              </table:table-cell>
              <table:table-cell office:value-type="float" office:value="77.7452330946043">
                <text:p>77.7452330946043</text:p>
              </table:table-cell>
              <table:table-cell office:value-type="float" office:value="90.5910757224283">
                <text:p>90.5910757224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0429519171849">
                <text:p>59.0429519171849</text:p>
              </table:table-cell>
              <table:table-cell office:value-type="float" office:value="61.0813579774814">
                <text:p>61.0813579774814</text:p>
              </table:table-cell>
              <table:table-cell office:value-type="float" office:value="17481">
                <text:p>17481</text:p>
              </table:table-cell>
              <table:table-cell office:value-type="float" office:value="9203">
                <text:p>9203</text:p>
              </table:table-cell>
              <table:table-cell office:value-type="float" office:value="42.5521906168526">
                <text:p>42.5521906168526</text:p>
              </table:table-cell>
              <table:table-cell office:value-type="float" office:value="28.8292617335438">
                <text:p>28.8292617335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9">
                <text:p>1059</text:p>
              </table:table-cell>
              <table:table-cell office:value-type="float" office:value="130">
                <text:p>130</text:p>
              </table:table-cell>
              <table:table-cell office:value-type="float" office:value="39.2469437045517">
                <text:p>39.2469437045517</text:p>
              </table:table-cell>
              <table:table-cell office:value-type="float" office:value="27.5220809097183">
                <text:p>27.5220809097183</text:p>
              </table:table-cell>
              <table:table-cell office:value-type="float" office:value="69424">
                <text:p>69424</text:p>
              </table:table-cell>
              <table:table-cell office:value-type="float" office:value="1210">
                <text:p>1210</text:p>
              </table:table-cell>
              <table:table-cell office:value-type="float" office:value="58.1396151936336">
                <text:p>58.1396151936336</text:p>
              </table:table-cell>
              <table:table-cell office:value-type="float" office:value="72.175339623242">
                <text:p>72.175339623242</text:p>
              </table:table-cell>
              <table:table-cell office:value-type="float" office:value="69688">
                <text:p>69688</text:p>
              </table:table-cell>
              <table:table-cell office:value-type="float" office:value="1240">
                <text:p>1240</text:p>
              </table:table-cell>
              <table:table-cell office:value-type="float" office:value="85.9783195191961">
                <text:p>85.9783195191961</text:p>
              </table:table-cell>
              <table:table-cell office:value-type="float" office:value="94.2974710696373">
                <text:p>94.2974710696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7990932994171">
                <text:p>61.7990932994171</text:p>
              </table:table-cell>
              <table:table-cell office:value-type="float" office:value="63.7659886172457">
                <text:p>63.7659886172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35036379842">
                <text:p>45.335036379842</text:p>
              </table:table-cell>
              <table:table-cell office:value-type="float" office:value="30.6302420157057">
                <text:p>30.6302420157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2">
                <text:p>1972</text:p>
              </table:table-cell>
              <table:table-cell office:value-type="float" office:value="208">
                <text:p>208</text:p>
              </table:table-cell>
              <table:table-cell office:value-type="float" office:value="42.3106939130765">
                <text:p>42.3106939130765</text:p>
              </table:table-cell>
              <table:table-cell office:value-type="float" office:value="28.555616454671">
                <text:p>28.555616454671</text:p>
              </table:table-cell>
              <table:table-cell office:value-type="float" office:value="276666">
                <text:p>276666</text:p>
              </table:table-cell>
              <table:table-cell office:value-type="float" office:value="2420">
                <text:p>2420</text:p>
              </table:table-cell>
              <table:table-cell office:value-type="float" office:value="64.564019923319">
                <text:p>64.564019923319</text:p>
              </table:table-cell>
              <table:table-cell office:value-type="float" office:value="75.3657248822003">
                <text:p>75.3657248822003</text:p>
              </table:table-cell>
              <table:table-cell office:value-type="float" office:value="277194">
                <text:p>277194</text:p>
              </table:table-cell>
              <table:table-cell office:value-type="float" office:value="2249">
                <text:p>2249</text:p>
              </table:table-cell>
              <table:table-cell office:value-type="float" office:value="95.0832756311849">
                <text:p>95.0832756311849</text:p>
              </table:table-cell>
              <table:table-cell office:value-type="float" office:value="98.1555079153081">
                <text:p>98.1555079153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6838921263093">
                <text:p>64.6838921263093</text:p>
              </table:table-cell>
              <table:table-cell office:value-type="float" office:value="66.5686133866528">
                <text:p>66.5686133866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2998758411186">
                <text:p>48.2998758411186</text:p>
              </table:table-cell>
              <table:table-cell office:value-type="float" office:value="32.5437305544686">
                <text:p>32.54373055446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91">
                <text:p>3691</text:p>
              </table:table-cell>
              <table:table-cell office:value-type="float" office:value="228">
                <text:p>228</text:p>
              </table:table-cell>
              <table:table-cell office:value-type="float" office:value="45.6136109064316">
                <text:p>45.6136109064316</text:p>
              </table:table-cell>
              <table:table-cell office:value-type="float" office:value="29.6279643164026">
                <text:p>29.6279643164026</text:p>
              </table:table-cell>
              <table:table-cell office:value-type="float" office:value="1104594">
                <text:p>1104594</text:p>
              </table:table-cell>
              <table:table-cell office:value-type="float" office:value="4353">
                <text:p>4353</text:p>
              </table:table-cell>
              <table:table-cell office:value-type="float" office:value="71.6983188618557">
                <text:p>71.6983188618557</text:p>
              </table:table-cell>
              <table:table-cell office:value-type="float" office:value="78.6971355683157">
                <text:p>78.6971355683157</text:p>
              </table:table-cell>
              <table:table-cell office:value-type="float" office:value="1105646">
                <text:p>1105646</text:p>
              </table:table-cell>
              <table:table-cell office:value-type="float" office:value="4371">
                <text:p>4371</text:p>
              </table:table-cell>
              <table:table-cell office:value-type="float" office:value="105.15243093042">
                <text:p>105.15243093042</text:p>
              </table:table-cell>
              <table:table-cell office:value-type="float" office:value="102.171390439487">
                <text:p>102.171390439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7033541630859">
                <text:p>67.7033541630859</text:p>
              </table:table-cell>
              <table:table-cell office:value-type="float" office:value="69.4944183304511">
                <text:p>69.4944183304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458611099842">
                <text:p>51.458611099842</text:p>
              </table:table-cell>
              <table:table-cell office:value-type="float" office:value="34.5767558042408">
                <text:p>34.5767558042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11">
                <text:p>6911</text:p>
              </table:table-cell>
              <table:table-cell office:value-type="float" office:value="356">
                <text:p>356</text:p>
              </table:table-cell>
              <table:table-cell office:value-type="float" office:value="49.1743648591003">
                <text:p>49.1743648591003</text:p>
              </table:table-cell>
              <table:table-cell office:value-type="float" office:value="30.7405820122099">
                <text:p>30.740582012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6209550415502">
                <text:p>79.6209550415502</text:p>
              </table:table-cell>
              <table:table-cell office:value-type="float" office:value="82.1758054651255">
                <text:p>82.175805465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287892451934">
                <text:p>116.287892451934</text:p>
              </table:table-cell>
              <table:table-cell office:value-type="float" office:value="106.351576656759">
                <text:p>106.351576656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8637655257585">
                <text:p>70.8637655257585</text:p>
              </table:table-cell>
              <table:table-cell office:value-type="float" office:value="72.5488174289665">
                <text:p>72.5488174289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8239226335753">
                <text:p>54.8239226335753</text:p>
              </table:table-cell>
              <table:table-cell office:value-type="float" office:value="36.7367852909519">
                <text:p>36.7367852909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64">
                <text:p>12964</text:p>
              </table:table-cell>
              <table:table-cell office:value-type="float" office:value="480">
                <text:p>480</text:p>
              </table:table-cell>
              <table:table-cell office:value-type="float" office:value="53.0130834030277">
                <text:p>53.0130834030277</text:p>
              </table:table-cell>
              <table:table-cell office:value-type="float" office:value="31.8949817934756">
                <text:p>31.8949817934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.4190394190852">
                <text:p>88.4190394190852</text:p>
              </table:table-cell>
              <table:table-cell office:value-type="float" office:value="85.8082439097176">
                <text:p>85.8082439097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.602580190093">
                <text:p>128.602580190093</text:p>
              </table:table-cell>
              <table:table-cell office:value-type="float" office:value="110.702788801504">
                <text:p>110.70278880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1717057679789">
                <text:p>74.1717057679789</text:p>
              </table:table-cell>
              <table:table-cell office:value-type="float" office:value="75.7374626162636">
                <text:p>75.737462616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4093202029986">
                <text:p>58.4093202029986</text:p>
              </table:table-cell>
              <table:table-cell office:value-type="float" office:value="39.0317530410985">
                <text:p>39.03175304109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368">
                <text:p>24368</text:p>
              </table:table-cell>
              <table:table-cell office:value-type="float" office:value="653">
                <text:p>653</text:p>
              </table:table-cell>
              <table:table-cell office:value-type="float" office:value="57.151465401719">
                <text:p>57.151465401719</text:p>
              </table:table-cell>
              <table:table-cell office:value-type="float" office:value="33.0927327010945">
                <text:p>33.0927327010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.1893086777714">
                <text:p>98.1893086777714</text:p>
              </table:table-cell>
              <table:table-cell office:value-type="float" office:value="89.6012479730958">
                <text:p>89.6012479730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.221372172389">
                <text:p>142.221372172389</text:p>
              </table:table-cell>
              <table:table-cell office:value-type="float" office:value="115.232024138042">
                <text:p>115.232024138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6340615787895">
                <text:p>77.6340615787895</text:p>
              </table:table-cell>
              <table:table-cell office:value-type="float" office:value="79.0662542386204">
                <text:p>79.0662542386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2291970857091">
                <text:p>62.2291970857091</text:p>
              </table:table-cell>
              <table:table-cell office:value-type="float" office:value="41.4700887242991">
                <text:p>41.4700887242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959">
                <text:p>45959</text:p>
              </table:table-cell>
              <table:table-cell office:value-type="float" office:value="913">
                <text:p>913</text:p>
              </table:table-cell>
              <table:table-cell office:value-type="float" office:value="61.6129036059302">
                <text:p>61.6129036059302</text:p>
              </table:table-cell>
              <table:table-cell office:value-type="float" office:value="34.3354626980885">
                <text:p>34.3354626980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.039188866574">
                <text:p>109.039188866574</text:p>
              </table:table-cell>
              <table:table-cell office:value-type="float" office:value="93.5619151789565">
                <text:p>93.561915178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282370794574">
                <text:p>157.282370794574</text:p>
              </table:table-cell>
              <table:table-cell office:value-type="float" office:value="119.946566213061">
                <text:p>119.94656621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2580411197884">
                <text:p>81.2580411197884</text:p>
              </table:table-cell>
              <table:table-cell office:value-type="float" office:value="82.5413519726728">
                <text:p>82.5413519726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2988878568256">
                <text:p>66.2988878568256</text:p>
              </table:table-cell>
              <table:table-cell office:value-type="float" office:value="44.0607486163998">
                <text:p>44.0607486163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4226168842813">
                <text:p>66.4226168842813</text:p>
              </table:table-cell>
              <table:table-cell office:value-type="float" office:value="35.6248608823058">
                <text:p>35.6248608823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.087976570834">
                <text:p>121.087976570834</text:p>
              </table:table-cell>
              <table:table-cell office:value-type="float" office:value="97.6976567846769">
                <text:p>97.6976567846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.938303258507">
                <text:p>173.938303258507</text:p>
              </table:table-cell>
              <table:table-cell office:value-type="float" office:value="124.853996568431">
                <text:p>124.85399656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0511890315579">
                <text:p>85.0511890315579</text:p>
              </table:table-cell>
              <table:table-cell office:value-type="float" office:value="86.1691862234288">
                <text:p>86.1691862234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6347299483536">
                <text:p>70.6347299483536</text:p>
              </table:table-cell>
              <table:table-cell office:value-type="float" office:value="46.8132484968632">
                <text:p>46.8132484968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6077927762419">
                <text:p>71.6077927762419</text:p>
              </table:table-cell>
              <table:table-cell office:value-type="float" office:value="36.9626797822153">
                <text:p>36.962679782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.468150601895">
                <text:p>134.468150601895</text:p>
              </table:table-cell>
              <table:table-cell office:value-type="float" office:value="102.016211649367">
                <text:p>102.01621164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.358070313955">
                <text:p>192.358070313955</text:p>
              </table:table-cell>
              <table:table-cell office:value-type="float" office:value="129.962206933208">
                <text:p>129.96220693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0214021405962">
                <text:p>89.0214021405962</text:p>
              </table:table-cell>
              <table:table-cell office:value-type="float" office:value="89.9564700232463">
                <text:p>89.9564700232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2541292344347">
                <text:p>75.2541292344347</text:p>
              </table:table-cell>
              <table:table-cell office:value-type="float" office:value="49.7376986012756">
                <text:p>49.7376986012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1977411732878">
                <text:p>77.1977411732878</text:p>
              </table:table-cell>
              <table:table-cell office:value-type="float" office:value="38.3507377389135">
                <text:p>38.3507377389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.326828627914">
                <text:p>149.326828627914</text:p>
              </table:table-cell>
              <table:table-cell office:value-type="float" office:value="106.525660714932">
                <text:p>106.525660714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.728459009495">
                <text:p>212.728459009495</text:p>
              </table:table-cell>
              <table:table-cell office:value-type="float" office:value="135.279411914482">
                <text:p>135.279411914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1769458994546">
                <text:p>93.1769458994546</text:p>
              </table:table-cell>
              <table:table-cell office:value-type="float" office:value="93.91021145379">
                <text:p>93.91021145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175629905767">
                <text:p>80.175629905767</text:p>
              </table:table-cell>
              <table:table-cell office:value-type="float" office:value="52.8448407573574">
                <text:p>52.8448407573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2240599969334">
                <text:p>83.2240599969334</text:p>
              </table:table-cell>
              <table:table-cell office:value-type="float" office:value="39.7909213775834">
                <text:p>39.7909213775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.827384761817">
                <text:p>165.827384761817</text:p>
              </table:table-cell>
              <table:table-cell office:value-type="float" office:value="111.234442127251">
                <text:p>111.2344421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.256036820783">
                <text:p>235.256036820783</text:p>
              </table:table-cell>
              <table:table-cell office:value-type="float" office:value="140.814162207428">
                <text:p>140.814162207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.526471594303">
                <text:p>97.526471594303</text:p>
              </table:table-cell>
              <table:table-cell office:value-type="float" office:value="98.037726613956">
                <text:p>98.037726613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4189889137026">
                <text:p>85.4189889137026</text:p>
              </table:table-cell>
              <table:table-cell office:value-type="float" office:value="56.1460878408805">
                <text:p>56.1460878408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7208138101561">
                <text:p>89.7208138101561</text:p>
              </table:table-cell>
              <table:table-cell office:value-type="float" office:value="41.2851881717644">
                <text:p>41.2851881717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.151245892082">
                <text:p>184.151245892082</text:p>
              </table:table-cell>
              <table:table-cell office:value-type="float" office:value="116.151367025751">
                <text:p>116.151367025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.169246363747">
                <text:p>260.169246363747</text:p>
              </table:table-cell>
              <table:table-cell office:value-type="float" office:value="146.575358345841">
                <text:p>146.575358345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.079034355751">
                <text:p>102.079034355751</text:p>
              </table:table-cell>
              <table:table-cell office:value-type="float" office:value="102.346653157758">
                <text:p>102.346653157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0052552828702">
                <text:p>91.0052552828702</text:p>
              </table:table-cell>
              <table:table-cell office:value-type="float" office:value="59.6535656964199">
                <text:p>59.6535656964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.7247263718366">
                <text:p>96.7247263718366</text:p>
              </table:table-cell>
              <table:table-cell office:value-type="float" office:value="42.8355691039167">
                <text:p>42.8355691039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.499886507373">
                <text:p>204.499886507373</text:p>
              </table:table-cell>
              <table:table-cell office:value-type="float" office:value="121.285636030943">
                <text:p>121.285636030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.72072193431">
                <text:p>287.72072193431</text:p>
              </table:table-cell>
              <table:table-cell office:value-type="float" office:value="152.572265015248">
                <text:p>152.57226501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.844112010419">
                <text:p>106.844112010419</text:p>
              </table:table-cell>
              <table:table-cell office:value-type="float" office:value="106.844964427228">
                <text:p>106.844964427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.9568546107178">
                <text:p>96.9568546107178</text:p>
              </table:table-cell>
              <table:table-cell office:value-type="float" office:value="63.3801576769178">
                <text:p>63.3801576769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275388222656">
                <text:p>104.275388222656</text:p>
              </table:table-cell>
              <table:table-cell office:value-type="float" office:value="44.4441714258997">
                <text:p>44.4441714258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.097043948517">
                <text:p>227.097043948517</text:p>
              </table:table-cell>
              <table:table-cell office:value-type="float" office:value="126.646856460752">
                <text:p>126.646856460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.189851365674">
                <text:p>318.189851365674</text:p>
              </table:table-cell>
              <table:table-cell office:value-type="float" office:value="158.814525951615">
                <text:p>158.81452595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.831624812502">
                <text:p>111.831624812502</text:p>
              </table:table-cell>
              <table:table-cell office:value-type="float" office:value="111.540984206481">
                <text:p>111.54098420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.297679093191">
                <text:p>103.297679093191</text:p>
              </table:table-cell>
              <table:table-cell office:value-type="float" office:value="67.3395519656598">
                <text:p>67.3395519656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415480475855">
                <text:p>112.415480475855</text:p>
              </table:table-cell>
              <table:table-cell office:value-type="float" office:value="46.113181523113">
                <text:p>46.113181523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.191178444959">
                <text:p>252.191178444959</text:p>
              </table:table-cell>
              <table:table-cell office:value-type="float" office:value="132.245060307868">
                <text:p>132.245060307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.885609181898">
                <text:p>351.885609181898</text:p>
              </table:table-cell>
              <table:table-cell office:value-type="float" office:value="165.312179449625">
                <text:p>165.31217944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051956096418">
                <text:p>117.051956096418</text:p>
              </table:table-cell>
              <table:table-cell office:value-type="float" office:value="116.443402124245">
                <text:p>116.443402124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053183437949">
                <text:p>110.053183437949</text:p>
              </table:table-cell>
              <table:table-cell office:value-type="float" office:value="71.5462918544811">
                <text:p>71.5462918544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.191016077863">
                <text:p>121.191016077863</text:p>
              </table:table-cell>
              <table:table-cell office:value-type="float" office:value="47.8448678861949">
                <text:p>47.844867886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.058204984277">
                <text:p>280.058204984277</text:p>
              </table:table-cell>
              <table:table-cell office:value-type="float" office:value="138.09072301176">
                <text:p>138.0907230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.149689777545">
                <text:p>389.149689777545</text:p>
              </table:table-cell>
              <table:table-cell office:value-type="float" office:value="172.075674505434">
                <text:p>172.075674505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.515973893513">
                <text:p>122.515973893513</text:p>
              </table:table-cell>
              <table:table-cell office:value-type="float" office:value="121.561289733364">
                <text:p>121.56128973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250487050151">
                <text:p>117.250487050151</text:p>
              </table:table-cell>
              <table:table-cell office:value-type="float" office:value="76.0158291628817">
                <text:p>76.0158291628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.651599902555">
                <text:p>130.651599902555</text:p>
              </table:table-cell>
              <table:table-cell office:value-type="float" office:value="49.6415841943171">
                <text:p>49.641584194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.004527052216">
                <text:p>311.004527052216</text:p>
              </table:table-cell>
              <table:table-cell office:value-type="float" office:value="144.19478306046">
                <text:p>144.19478306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.359972395682">
                <text:p>430.359972395682</text:p>
              </table:table-cell>
              <table:table-cell office:value-type="float" office:value="179.115887619901">
                <text:p>179.115887619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.235053557857">
                <text:p>128.235053557857</text:p>
              </table:table-cell>
              <table:table-cell office:value-type="float" office:value="126.904117297017">
                <text:p>126.90411729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.918482901033">
                <text:p>124.918482901033</text:p>
              </table:table-cell>
              <table:table-cell office:value-type="float" office:value="80.764580994263">
                <text:p>80.764580994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.850709149351">
                <text:p>140.850709149351</text:p>
              </table:table-cell>
              <table:table-cell office:value-type="float" office:value="51.5057725142662">
                <text:p>51.505772514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.370405599802">
                <text:p>345.370405599802</text:p>
              </table:table-cell>
              <table:table-cell office:value-type="float" office:value="150.568662458828">
                <text:p>150.568662458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.934353041079">
                <text:p>475.934353041079</text:p>
              </table:table-cell>
              <table:table-cell office:value-type="float" office:value="186.444140289289">
                <text:p>186.444140289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.221101448201">
                <text:p>134.221101448201</text:p>
              </table:table-cell>
              <table:table-cell office:value-type="float" office:value="132.481771312722">
                <text:p>132.481771312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087953516314">
                <text:p>133.087953516314</text:p>
              </table:table-cell>
              <table:table-cell office:value-type="float" office:value="85.8099900377589">
                <text:p>85.8099900377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.845995630146">
                <text:p>151.845995630146</text:p>
              </table:table-cell>
              <table:table-cell office:value-type="float" office:value="53.4399666196598">
                <text:p>53.4399666196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.533700280013">
                <text:p>383.533700280013</text:p>
              </table:table-cell>
              <table:table-cell office:value-type="float" office:value="157.224288101565">
                <text:p>157.22428810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.334982186422">
                <text:p>526.334982186422</text:p>
              </table:table-cell>
              <table:table-cell office:value-type="float" office:value="194.072217211567">
                <text:p>194.07221721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.48657971543">
                <text:p>140.48657971543</text:p>
              </table:table-cell>
              <table:table-cell office:value-type="float" office:value="138.304572806551">
                <text:p>138.304572806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.791694550062">
                <text:p>141.791694550062</text:p>
              </table:table-cell>
              <table:table-cell office:value-type="float" office:value="91.1705886371569">
                <text:p>91.1705886371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.699611653794">
                <text:p>163.699611653794</text:p>
              </table:table-cell>
              <table:table-cell office:value-type="float" office:value="55.4467954348096">
                <text:p>55.4467954348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.914024089629">
                <text:p>425.914024089629</text:p>
              </table:table-cell>
              <table:table-cell office:value-type="float" office:value="164.174114090993">
                <text:p>164.174114090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.072951244329">
                <text:p>582.072951244329</text:p>
              </table:table-cell>
              <table:table-cell office:value-type="float" office:value="202.012385237604">
                <text:p>202.012385237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.04453224709">
                <text:p>147.04453224709</text:p>
              </table:table-cell>
              <table:table-cell office:value-type="float" office:value="144.383296431406">
                <text:p>144.38329643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.064646440099">
                <text:p>151.064646440099</text:p>
              </table:table-cell>
              <table:table-cell office:value-type="float" office:value="96.8660668622397">
                <text:p>96.8660668622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.478561350241">
                <text:p>176.478561350241</text:p>
              </table:table-cell>
              <table:table-cell office:value-type="float" office:value="57.528986607911">
                <text:p>57.528986607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.977357097385">
                <text:p>472.977357097385</text:p>
              </table:table-cell>
              <table:table-cell office:value-type="float" office:value="171.431145041351">
                <text:p>171.43114504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3.713475328685">
                <text:p>643.713475328685</text:p>
              </table:table-cell>
              <table:table-cell office:value-type="float" office:value="210.277413097714">
                <text:p>210.277413097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.908611823017">
                <text:p>153.908611823017</text:p>
              </table:table-cell>
              <table:table-cell office:value-type="float" office:value="150.7291904047">
                <text:p>150.7291904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.944034673447">
                <text:p>160.944034673447</text:p>
              </table:table-cell>
              <table:table-cell office:value-type="float" office:value="102.917344832583">
                <text:p>102.917344832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.255079420213">
                <text:p>190.255079420213</text:p>
              </table:table-cell>
              <table:table-cell office:value-type="float" office:value="59.6893702184174">
                <text:p>59.6893702184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.241169987279">
                <text:p>525.241169987279</text:p>
              </table:table-cell>
              <table:table-cell office:value-type="float" office:value="179.008960413212">
                <text:p>179.008960413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1.881624861485">
                <text:p>711.881624861485</text:p>
              </table:table-cell>
              <table:table-cell office:value-type="float" office:value="218.880591935291">
                <text:p>218.880591935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.0931085386">
                <text:p>161.0931085386</text:p>
              </table:table-cell>
              <table:table-cell office:value-type="float" office:value="157.353997322328">
                <text:p>157.353997322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.469519224929">
                <text:p>171.469519224929</text:p>
              </table:table-cell>
              <table:table-cell office:value-type="float" office:value="109.346649559464">
                <text:p>109.346649559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.107039451408">
                <text:p>205.107039451408</text:p>
              </table:table-cell>
              <table:table-cell office:value-type="float" office:value="61.9308826236366">
                <text:p>61.9308826236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.280113751414">
                <text:p>583.280113751414</text:p>
              </table:table-cell>
              <table:table-cell office:value-type="float" office:value="186.921739923567">
                <text:p>186.921739923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7.268664146987">
                <text:p>787.268664146987</text:p>
              </table:table-cell>
              <table:table-cell office:value-type="float" office:value="227.835756680536">
                <text:p>227.835756680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.612979554846">
                <text:p>168.612979554846</text:p>
              </table:table-cell>
              <table:table-cell office:value-type="float" office:value="164.269975887452">
                <text:p>164.269975887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.683353768806">
                <text:p>182.683353768806</text:p>
              </table:table-cell>
              <table:table-cell office:value-type="float" office:value="116.177596588118">
                <text:p>116.177596588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.11839410923">
                <text:p>221.11839410923</text:p>
              </table:table-cell>
              <table:table-cell office:value-type="float" office:value="64.2565704497785">
                <text:p>64.2565704497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7.732338091666">
                <text:p>647.732338091666</text:p>
              </table:table-cell>
              <table:table-cell office:value-type="float" office:value="195.184290079119">
                <text:p>195.184290079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.639061189953">
                <text:p>870.639061189953</text:p>
              </table:table-cell>
              <table:table-cell office:value-type="float" office:value="237.157308298667">
                <text:p>237.157308298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.48388023719">
                <text:p>176.48388023719</text:p>
              </table:table-cell>
              <table:table-cell office:value-type="float" office:value="171.489923594301">
                <text:p>171.489923594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.630555302606">
                <text:p>194.630555302606</text:p>
              </table:table-cell>
              <table:table-cell office:value-type="float" office:value="123.43527674025">
                <text:p>123.43527674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.379649690317">
                <text:p>238.379649690317</text:p>
              </table:table-cell>
              <table:table-cell office:value-type="float" office:value="66.6695947328789">
                <text:p>66.6695947328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.30650800227">
                <text:p>719.30650800227</text:p>
              </table:table-cell>
              <table:table-cell office:value-type="float" office:value="203.812071882422">
                <text:p>203.81207188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2.838239841588">
                <text:p>962.838239841588</text:p>
              </table:table-cell>
              <table:table-cell office:value-type="float" office:value="246.860236948372">
                <text:p>246.86023694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.72219674787">
                <text:p>184.72219674787</text:p>
              </table:table-cell>
              <table:table-cell office:value-type="float" office:value="179.027200408969">
                <text:p>179.027200408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.359084864081">
                <text:p>207.359084864081</text:p>
              </table:table-cell>
              <table:table-cell office:value-type="float" office:value="131.146348275382">
                <text:p>131.146348275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.988377721338">
                <text:p>256.988377721338</text:p>
              </table:table-cell>
              <table:table-cell office:value-type="float" office:value="69.1732352152268">
                <text:p>69.173235215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8.789595682033">
                <text:p>798.789595682033</text:p>
              </table:table-cell>
              <table:table-cell office:value-type="float" office:value="212.821229762741">
                <text:p>212.821229762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4.80115288439">
                <text:p>1064.80115288439</text:p>
              </table:table-cell>
              <table:table-cell office:value-type="float" office:value="256.960146087765">
                <text:p>256.960146087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.345080159725">
                <text:p>193.345080159725</text:p>
              </table:table-cell>
              <table:table-cell office:value-type="float" office:value="186.895753491013">
                <text:p>186.89575349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.920040066769">
                <text:p>220.920040066769</text:p>
              </table:table-cell>
              <table:table-cell office:value-type="float" office:value="139.339134809581">
                <text:p>139.339134809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.049766494927">
                <text:p>277.049766494927</text:p>
              </table:table-cell>
              <table:table-cell office:value-type="float" office:value="71.770894803135">
                <text:p>71.770894803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7.055533449799">
                <text:p>887.055533449799</text:p>
              </table:table-cell>
              <table:table-cell office:value-type="float" office:value="222.228621785733">
                <text:p>222.228621785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7.56176299195">
                <text:p>1177.56176299195</text:p>
              </table:table-cell>
              <table:table-cell office:value-type="float" office:value="267.473277566587">
                <text:p>267.473277566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.370482162434">
                <text:p>202.370482162434</text:p>
              </table:table-cell>
              <table:table-cell office:value-type="float" office:value="195.110143001619">
                <text:p>195.11014300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.367860227073">
                <text:p>235.367860227073</text:p>
              </table:table-cell>
              <table:table-cell office:value-type="float" office:value="148.04372935123">
                <text:p>148.04372935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.677215660405">
                <text:p>298.677215660405</text:p>
              </table:table-cell>
              <table:table-cell office:value-type="float" office:value="74.4661041921137">
                <text:p>74.466104192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.074822803687">
                <text:p>985.074822803687</text:p>
              </table:table-cell>
              <table:table-cell office:value-type="float" office:value="232.051851198504">
                <text:p>232.051851198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2.26352770607">
                <text:p>1302.26352770607</text:p>
              </table:table-cell>
              <table:table-cell office:value-type="float" office:value="278.416537745029">
                <text:p>278.41653774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.817192435533">
                <text:p>211.817192435533</text:p>
              </table:table-cell>
              <table:table-cell office:value-type="float" office:value="203.685569046076">
                <text:p>203.685569046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.760544906328">
                <text:p>250.760544906328</text:p>
              </table:table-cell>
              <table:table-cell office:value-type="float" office:value="157.292104835956">
                <text:p>157.292104835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.992977230268">
                <text:p>321.992977230268</text:p>
              </table:table-cell>
              <table:table-cell office:value-type="float" office:value="77.2625266657329">
                <text:p>77.2625266657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3.92520527762">
                <text:p>1093.92520527762</text:p>
              </table:table-cell>
              <table:table-cell office:value-type="float" office:value="242.309299369061">
                <text:p>242.309299369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.1709947549">
                <text:p>1440.1709947549</text:p>
              </table:table-cell>
              <table:table-cell office:value-type="float" office:value="289.80752468116">
                <text:p>289.80752468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.704877766013">
                <text:p>221.704877766013</text:p>
              </table:table-cell>
              <table:table-cell office:value-type="float" office:value="212.63789980042">
                <text:p>212.63789980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.159886745173">
                <text:p>267.159886745173</text:p>
              </table:table-cell>
              <table:table-cell office:value-type="float" office:value="167.11823156676">
                <text:p>167.11823156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.128846625834">
                <text:p>347.128846625834</text:p>
              </table:table-cell>
              <table:table-cell office:value-type="float" office:value="80.1639630746963">
                <text:p>80.1639630746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4.80351242329">
                <text:p>1214.80351242329</text:p>
              </table:table-cell>
              <table:table-cell office:value-type="float" office:value="253.020160181784">
                <text:p>253.02016018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2.68262529538">
                <text:p>1592.68262529538</text:p>
              </table:table-cell>
              <table:table-cell office:value-type="float" office:value="301.664556430685">
                <text:p>301.664556430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.054122991941">
                <text:p>232.054122991941</text:p>
              </table:table-cell>
              <table:table-cell office:value-type="float" office:value="221.983700874289">
                <text:p>221.98370087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.631719524919">
                <text:p>284.631719524919</text:p>
              </table:table-cell>
              <table:table-cell office:value-type="float" office:value="177.558201990674">
                <text:p>177.558201990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.226907668266">
                <text:p>374.226907668266</text:p>
              </table:table-cell>
              <table:table-cell office:value-type="float" office:value="83.1743570028939">
                <text:p>83.1743570028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9.03882521059">
                <text:p>1349.03882521059</text:p>
              </table:table-cell>
              <table:table-cell office:value-type="float" office:value="264.204475953306">
                <text:p>264.204475953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1.3449751149">
                <text:p>1761.3449751149</text:p>
              </table:table-cell>
              <table:table-cell office:value-type="float" office:value="314.006700504549">
                <text:p>314.006700504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.886473857338">
                <text:p>242.886473857338</text:p>
              </table:table-cell>
              <table:table-cell office:value-type="float" office:value="231.74026596433">
                <text:p>231.74026596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.246182451737">
                <text:p>303.246182451737</text:p>
              </table:table-cell>
              <table:table-cell office:value-type="float" office:value="188.650363270311">
                <text:p>188.650363270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.440335726137">
                <text:p>403.440335726137</text:p>
              </table:table-cell>
              <table:table-cell office:value-type="float" office:value="86.2978001274552">
                <text:p>86.297800127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8.1070875365">
                <text:p>1498.1070875365</text:p>
              </table:table-cell>
              <table:table-cell office:value-type="float" office:value="275.883174935982">
                <text:p>275.883174935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7.86837759793">
                <text:p>1947.86837759793</text:p>
              </table:table-cell>
              <table:table-cell office:value-type="float" office:value="326.853804531754">
                <text:p>326.85380453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.224481867534">
                <text:p>254.224481867534</text:p>
              </table:table-cell>
              <table:table-cell office:value-type="float" office:value="241.925648854872">
                <text:p>241.925648854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.078001724616">
                <text:p>323.078001724616</text:p>
              </table:table-cell>
              <table:table-cell office:value-type="float" office:value="200.435458137211">
                <text:p>200.435458137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.934263559424">
                <text:p>434.934263559424</text:p>
              </table:table-cell>
              <table:table-cell office:value-type="float" office:value="89.5385377800888">
                <text:p>89.5385377800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3.64733452112">
                <text:p>1663.64733452112</text:p>
              </table:table-cell>
              <table:table-cell office:value-type="float" office:value="288.078110479131">
                <text:p>288.078110479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4.1442874917">
                <text:p>2154.1442874917</text:p>
              </table:table-cell>
              <table:table-cell office:value-type="float" office:value="340.226528176696">
                <text:p>340.226528176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.091751238388">
                <text:p>266.091751238388</text:p>
              </table:table-cell>
              <table:table-cell office:value-type="float" office:value="252.55869682509">
                <text:p>252.55869682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.206790517416">
                <text:p>344.206790517416</text:p>
              </table:table-cell>
              <table:table-cell office:value-type="float" office:value="212.956774544394">
                <text:p>212.956774544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.886714754247">
                <text:p>468.886714754247</text:p>
              </table:table-cell>
              <table:table-cell office:value-type="float" office:value="92.900974717266">
                <text:p>92.900974717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7.47971402398">
                <text:p>1847.47971402398</text:p>
              </table:table-cell>
              <table:table-cell office:value-type="float" office:value="300.812101921344">
                <text:p>300.81210192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2.26446134698">
                <text:p>2382.26446134698</text:p>
              </table:table-cell>
              <table:table-cell office:value-type="float" office:value="354.146376362349">
                <text:p>354.146376362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.512988037108">
                <text:p>278.512988037108</text:p>
              </table:table-cell>
              <table:table-cell office:value-type="float" office:value="263.659085524463">
                <text:p>263.659085524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71736857927">
                <text:p>366.71736857927</text:p>
              </table:table-cell>
              <table:table-cell office:value-type="float" office:value="226.260304667783">
                <text:p>226.260304667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.489610024693">
                <text:p>505.489610024693</text:p>
              </table:table-cell>
              <table:table-cell office:value-type="float" office:value="96.3896811070923">
                <text:p>96.3896811070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1.62549953088">
                <text:p>2051.62549953088</text:p>
              </table:table-cell>
              <table:table-cell office:value-type="float" office:value="314.108977290353">
                <text:p>314.108977290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4.54216913437">
                <text:p>2634.54216913437</text:p>
              </table:table-cell>
              <table:table-cell office:value-type="float" office:value="368.635733852729">
                <text:p>368.635733852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.514051616972">
                <text:p>291.514051616972</text:p>
              </table:table-cell>
              <table:table-cell office:value-type="float" office:value="275.247355381072">
                <text:p>275.24735538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.700102736351">
                <text:p>390.700102736351</text:p>
              </table:table-cell>
              <table:table-cell office:value-type="float" office:value="240.394913840535">
                <text:p>240.394913840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.949852070003">
                <text:p>544.949852070003</text:p>
              </table:table-cell>
              <table:table-cell office:value-type="float" office:value="100.009398741004">
                <text:p>100.00939874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8.32931445693">
                <text:p>2278.32931445693</text:p>
              </table:table-cell>
              <table:table-cell office:value-type="float" office:value="327.99361789038">
                <text:p>327.99361789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3.53565213442">
                <text:p>2913.53565213442</text:p>
              </table:table-cell>
              <table:table-cell office:value-type="float" office:value="383.717901250245">
                <text:p>383.71790125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.122008453051">
                <text:p>305.122008453051</text:p>
              </table:table-cell>
              <table:table-cell office:value-type="float" office:value="287.344949610108">
                <text:p>287.34494961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.25126966191">
                <text:p>416.25126966191</text:p>
              </table:table-cell>
              <table:table-cell office:value-type="float" office:value="255.412520040802">
                <text:p>255.412520040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490495119397">
                <text:p>587.490495119397</text:p>
              </table:table-cell>
              <table:table-cell office:value-type="float" office:value="103.76504747873">
                <text:p>103.76504747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0.0838122263">
                <text:p>2530.0838122263</text:p>
              </table:table-cell>
              <table:table-cell office:value-type="float" office:value="342.492004860392">
                <text:p>342.492004860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2.07406497786">
                <text:p>3222.07406497786</text:p>
              </table:table-cell>
              <table:table-cell office:value-type="float" office:value="399.417132465827">
                <text:p>399.4171324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.36518849098">
                <text:p>319.36518849098</text:p>
              </table:table-cell>
              <table:table-cell office:value-type="float" office:value="299.974253892918">
                <text:p>299.974253892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.473442370894">
                <text:p>443.473442370894</text:p>
              </table:table-cell>
              <table:table-cell office:value-type="float" office:value="271.36828459219">
                <text:p>271.36828459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.352005775566">
                <text:p>633.352005775566</text:p>
              </table:table-cell>
              <table:table-cell office:value-type="float" office:value="107.661731935286">
                <text:p>107.661731935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9.65708349121">
                <text:p>2809.65708349121</text:p>
              </table:table-cell>
              <table:table-cell office:value-type="float" office:value="357.631267790383">
                <text:p>357.631267790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3.28616490325">
                <text:p>3563.28616490325</text:p>
              </table:table-cell>
              <table:table-cell office:value-type="float" office:value="415.758673722086">
                <text:p>415.75867372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.273244126121">
                <text:p>334.273244126121</text:p>
              </table:table-cell>
              <table:table-cell office:value-type="float" office:value="313.158637800005">
                <text:p>313.1586378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.475901990714">
                <text:p>472.475901990714</text:p>
              </table:table-cell>
              <table:table-cell office:value-type="float" office:value="288.32081477738">
                <text:p>288.32081477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.793622283896">
                <text:p>682.793622283896</text:p>
              </table:table-cell>
              <table:table-cell office:value-type="float" office:value="111.704748419079">
                <text:p>111.7047484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0.12309183782">
                <text:p>3120.12309183782</text:p>
              </table:table-cell>
              <table:table-cell office:value-type="float" office:value="373.439735486649">
                <text:p>373.43973548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0.63203915771">
                <text:p>3940.63203915771</text:p>
              </table:table-cell>
              <table:table-cell office:value-type="float" office:value="432.768804152227">
                <text:p>432.76880415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.877211935882">
                <text:p>349.877211935882</text:p>
              </table:table-cell>
              <table:table-cell office:value-type="float" office:value="326.922498034655">
                <text:p>326.922498034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.375076461151">
                <text:p>503.375076461151</text:p>
              </table:table-cell>
              <table:table-cell office:value-type="float" office:value="306.332379109141">
                <text:p>306.332379109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6.094819910886">
                <text:p>736.094819910886</text:p>
              </table:table-cell>
              <table:table-cell office:value-type="float" office:value="115.899592130565">
                <text:p>115.899592130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4.89547262575">
                <text:p>3464.89547262575</text:p>
              </table:table-cell>
              <table:table-cell office:value-type="float" office:value="389.946988981057">
                <text:p>389.94698898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7.93819227481">
                <text:p>4357.93819227481</text:p>
              </table:table-cell>
              <table:table-cell office:value-type="float" office:value="450.474878060011">
                <text:p>450.47487806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209577293716">
                <text:p>366.209577293716</text:p>
              </table:table-cell>
              <table:table-cell office:value-type="float" office:value="341.291303577185">
                <text:p>341.291303577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.295007924552">
                <text:p>536.295007924552</text:p>
              </table:table-cell>
              <table:table-cell office:value-type="float" office:value="325.469136049447">
                <text:p>325.469136049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.556890714998">
                <text:p>793.556890714998</text:p>
              </table:table-cell>
              <table:table-cell office:value-type="float" office:value="120.251964631227">
                <text:p>120.25196463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7.76506658618">
                <text:p>3847.76506658618</text:p>
              </table:table-cell>
              <table:table-cell office:value-type="float" office:value="407.183916883502">
                <text:p>407.183916883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9.4363490347">
                <text:p>4819.4363490347</text:p>
              </table:table-cell>
              <table:table-cell office:value-type="float" office:value="468.905368908712">
                <text:p>468.905368908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.304341999327">
                <text:p>383.304341999327</text:p>
              </table:table-cell>
              <table:table-cell office:value-type="float" office:value="356.291642813359">
                <text:p>356.29164281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.367850682596">
                <text:p>571.367850682596</text:p>
              </table:table-cell>
              <table:table-cell office:value-type="float" office:value="345.801377016801">
                <text:p>345.801377016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5.504646639809">
                <text:p>855.504646639809</text:p>
              </table:table-cell>
              <table:table-cell office:value-type="float" office:value="124.76778159305">
                <text:p>124.76778159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2.94160086777">
                <text:p>4272.94160086777</text:p>
              </table:table-cell>
              <table:table-cell office:value-type="float" office:value="425.182773181114">
                <text:p>425.18277318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29.80636659113">
                <text:p>5329.80636659113</text:p>
              </table:table-cell>
              <table:table-cell office:value-type="float" office:value="488.089915109815">
                <text:p>488.089915109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.197095065864">
                <text:p>401.197095065864</text:p>
              </table:table-cell>
              <table:table-cell office:value-type="float" office:value="371.951272734182">
                <text:p>371.951272734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.734401718647">
                <text:p>608.734401718647</text:p>
              </table:table-cell>
              <table:table-cell office:value-type="float" office:value="367.403784574364">
                <text:p>367.403784574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2.288255556409">
                <text:p>922.288255556409</text:p>
              </table:table-cell>
              <table:table-cell office:value-type="float" office:value="129.453180838998">
                <text:p>129.453180838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5.0999758219">
                <text:p>4745.0999758219</text:p>
              </table:table-cell>
              <table:table-cell office:value-type="float" office:value="443.977237592379">
                <text:p>443.977237592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4.22369091876">
                <text:p>5894.22369091876</text:p>
              </table:table-cell>
              <table:table-cell office:value-type="float" office:value="508.059367685095">
                <text:p>508.059367685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.925086811489">
                <text:p>419.925086811489</text:p>
              </table:table-cell>
              <table:table-cell office:value-type="float" office:value="388.29917029811">
                <text:p>388.29917029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.544665915426">
                <text:p>648.544665915426</text:p>
              </table:table-cell>
              <table:table-cell office:value-type="float" office:value="390.355706747251">
                <text:p>390.355706747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4.285220633543">
                <text:p>994.285220633543</text:p>
              </table:table-cell>
              <table:table-cell office:value-type="float" office:value="134.314530685443">
                <text:p>134.314530685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9.43166645955">
                <text:p>5269.43166645955</text:p>
              </table:table-cell>
              <table:table-cell office:value-type="float" office:value="463.60247858912">
                <text:p>463.6024785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8.41183881665">
                <text:p>6518.41183881665</text:p>
              </table:table-cell>
              <table:table-cell office:value-type="float" office:value="528.845839878711">
                <text:p>528.845839878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.527306409553">
                <text:p>439.527306409553</text:p>
              </table:table-cell>
              <table:table-cell office:value-type="float" office:value="405.365586050714">
                <text:p>405.365586050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.958458237021">
                <text:p>690.958458237021</text:p>
              </table:table-cell>
              <table:table-cell office:value-type="float" office:value="414.741448476571">
                <text:p>414.741448476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1.90251422412">
                <text:p>1071.90251422412</text:p>
              </table:table-cell>
              <table:table-cell office:value-type="float" office:value="139.358438597872">
                <text:p>139.358438597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1.70180374907">
                <text:p>5851.70180374907</text:p>
              </table:table-cell>
              <table:table-cell office:value-type="float" office:value="484.095219204239">
                <text:p>484.095219204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8.7004376656">
                <text:p>7208.7004376656</text:p>
              </table:table-cell>
              <table:table-cell office:value-type="float" office:value="550.482758799103">
                <text:p>550.482758799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.04456305884">
                <text:p>460.04456305884</text:p>
              </table:table-cell>
              <table:table-cell office:value-type="float" office:value="423.182100101023">
                <text:p>423.18210010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6.146045292646">
                <text:p>736.146045292646</text:p>
              </table:table-cell>
              <table:table-cell office:value-type="float" office:value="440.650581280776">
                <text:p>440.650581280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5.57887833019">
                <text:p>1155.57887833019</text:p>
              </table:table-cell>
              <table:table-cell office:value-type="float" office:value="144.591760171648">
                <text:p>144.59176017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8.31256337498">
                <text:p>6498.31256337498</text:p>
              </table:table-cell>
              <table:table-cell office:value-type="float" office:value="505.49380574839">
                <text:p>505.4938057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72.08941149598">
                <text:p>7972.08941149598</text:p>
              </table:table-cell>
              <table:table-cell office:value-type="float" office:value="573.004919173743">
                <text:p>573.004919173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.519570942861">
                <text:p>481.519570942861</text:p>
              </table:table-cell>
              <table:table-cell office:value-type="float" office:value="441.781680558121">
                <text:p>441.781680558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4.288828857652">
                <text:p>784.288828857652</text:p>
              </table:table-cell>
              <table:table-cell office:value-type="float" office:value="468.178272261723">
                <text:p>468.178272261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5.78730465003">
                <text:p>1245.78730465003</text:p>
              </table:table-cell>
              <table:table-cell office:value-type="float" office:value="150.021608450013">
                <text:p>150.02160845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6.3735589299">
                <text:p>7216.3735589299</text:p>
              </table:table-cell>
              <table:table-cell office:value-type="float" office:value="527.838279564139">
                <text:p>527.838279564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6.31996424964">
                <text:p>8816.31996424964</text:p>
              </table:table-cell>
              <table:table-cell office:value-type="float" office:value="596.448539303178">
                <text:p>596.448539303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.997038155065">
                <text:p>503.997038155065</text:p>
              </table:table-cell>
              <table:table-cell office:value-type="float" office:value="461.198744536137">
                <text:p>461.198744536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5.580074095729">
                <text:p>835.580074095729</text:p>
              </table:table-cell>
              <table:table-cell office:value-type="float" office:value="497.425633663937">
                <text:p>497.425633663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3.0377082262">
                <text:p>1343.0377082262</text:p>
              </table:table-cell>
              <table:table-cell office:value-type="float" office:value="155.655363592028">
                <text:p>155.65536359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3.78001352649">
                <text:p>8013.78001352649</text:p>
              </table:table-cell>
              <table:table-cell office:value-type="float" office:value="551.170451951909">
                <text:p>551.17045195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49.95308004718">
                <text:p>9749.95308004718</text:p>
              </table:table-cell>
              <table:table-cell office:value-type="float" office:value="620.851319304338">
                <text:p>620.851319304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.523759775116">
                <text:p>527.523759775116</text:p>
              </table:table-cell>
              <table:table-cell office:value-type="float" office:value="481.469221840504">
                <text:p>481.469221840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0.225685405684">
                <text:p>890.225685405684</text:p>
              </table:table-cell>
              <table:table-cell office:value-type="float" office:value="528.500094271032">
                <text:p>528.500094271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7.87980980766">
                <text:p>1447.87980980766</text:p>
              </table:table-cell>
              <table:table-cell office:value-type="float" office:value="161.500682903552">
                <text:p>161.500682903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99.29956934212">
                <text:p>8899.29956934212</text:p>
              </table:table-cell>
              <table:table-cell office:value-type="float" office:value="575.533982407878">
                <text:p>575.533982407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82.4563364985">
                <text:p>10782.4563364985</text:p>
              </table:table-cell>
              <table:table-cell office:value-type="float" office:value="646.252501736798">
                <text:p>646.252501736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2.148715289979">
                <text:p>552.148715289979</text:p>
              </table:table-cell>
              <table:table-cell office:value-type="float" office:value="502.630621453345">
                <text:p>502.630621453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8.445033007365">
                <text:p>948.445033007365</text:p>
              </table:table-cell>
              <table:table-cell office:value-type="float" office:value="561.51579400348">
                <text:p>561.51579400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0.9062432189">
                <text:p>1560.9062432189</text:p>
              </table:table-cell>
              <table:table-cell office:value-type="float" office:value="167.56551124493">
                <text:p>167.5655112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82.66868958406">
                <text:p>9882.66868958406</text:p>
              </table:table-cell>
              <table:table-cell office:value-type="float" office:value="600.974460320258">
                <text:p>600.97446032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24.2999113934">
                <text:p>11924.2999113934</text:p>
              </table:table-cell>
              <table:table-cell office:value-type="float" office:value="672.692934709451">
                <text:p>672.692934709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.923170562669">
                <text:p>577.923170562669</text:p>
              </table:table-cell>
              <table:table-cell office:value-type="float" office:value="524.722100940996">
                <text:p>524.722100940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.471833585">
                <text:p>1010.471833585</text:p>
              </table:table-cell>
              <table:table-cell office:value-type="float" office:value="596.594003167126">
                <text:p>596.594003167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2.75590530086">
                <text:p>1682.75590530086</text:p>
              </table:table-cell>
              <table:table-cell office:value-type="float" office:value="173.858091829513">
                <text:p>173.858091829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74.6997128343">
                <text:p>10974.6997128343</text:p>
              </table:table-cell>
              <table:table-cell office:value-type="float" office:value="627.539490276816">
                <text:p>627.539490276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87.0627563358">
                <text:p>13187.0627563358</text:p>
              </table:table-cell>
              <table:table-cell office:value-type="float" office:value="700.215137569111">
                <text:p>700.215137569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.900784560911">
                <text:p>604.900784560911</text:p>
              </table:table-cell>
              <table:table-cell office:value-type="float" office:value="547.784538912119">
                <text:p>547.78453891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6.55508852319">
                <text:p>1076.55508852319</text:p>
              </table:table-cell>
              <table:table-cell office:value-type="float" office:value="633.863567892394">
                <text:p>633.863567892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4.11756735976">
                <text:p>1814.11756735976</text:p>
              </table:table-cell>
              <table:table-cell office:value-type="float" office:value="180.386977427695">
                <text:p>180.386977427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87.3997368573">
                <text:p>12187.3997368573</text:p>
              </table:table-cell>
              <table:table-cell office:value-type="float" office:value="655.278781143258">
                <text:p>655.278781143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83.550013983">
                <text:p>14583.550013983</text:p>
              </table:table-cell>
              <table:table-cell office:value-type="float" office:value="728.863369276651">
                <text:p>728.8633692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.137721067939">
                <text:p>633.137721067939</text:p>
              </table:table-cell>
              <table:table-cell office:value-type="float" office:value="571.860610660471">
                <text:p>571.86061066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6.96008350211">
                <text:p>1146.96008350211</text:p>
              </table:table-cell>
              <table:table-cell office:value-type="float" office:value="673.461383400334">
                <text:p>673.461383400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5.73376853779">
                <text:p>1955.73376853779</text:p>
              </table:table-cell>
              <table:table-cell office:value-type="float" office:value="187.161041991697">
                <text:p>187.16104199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34.1026390225">
                <text:p>13534.1026390225</text:p>
              </table:table-cell>
              <table:table-cell office:value-type="float" office:value="684.244239079175">
                <text:p>684.244239079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27.9228695686">
                <text:p>16127.9228695686</text:p>
              </table:table-cell>
              <table:table-cell office:value-type="float" office:value="758.683699580657">
                <text:p>758.683699580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.692765607974">
                <text:p>662.692765607974</text:p>
              </table:table-cell>
              <table:table-cell office:value-type="float" office:value="596.994867132296">
                <text:p>596.99486713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1.96945346455">
                <text:p>1221.96945346455</text:p>
              </table:table-cell>
              <table:table-cell office:value-type="float" office:value="715.532896833862">
                <text:p>715.532896833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8.40501311375">
                <text:p>2108.40501311375</text:p>
              </table:table-cell>
              <table:table-cell office:value-type="float" office:value="194.189492716893">
                <text:p>194.189492716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29.615684931">
                <text:p>15029.615684931</text:p>
              </table:table-cell>
              <table:table-cell office:value-type="float" office:value="714.490064665597">
                <text:p>714.490064665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35.842153478">
                <text:p>17835.842153478</text:p>
              </table:table-cell>
              <table:table-cell office:value-type="float" office:value="789.724083103036">
                <text:p>789.72408310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.627447829823">
                <text:p>693.627447829823</text:p>
              </table:table-cell>
              <table:table-cell office:value-type="float" office:value="623.233817364479">
                <text:p>623.233817364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1.88431723021">
                <text:p>1301.88431723021</text:p>
              </table:table-cell>
              <table:table-cell office:value-type="float" office:value="760.232641501154">
                <text:p>760.232641501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2.99429545914">
                <text:p>2272.99429545914</text:p>
              </table:table-cell>
              <table:table-cell office:value-type="float" office:value="201.481882556078">
                <text:p>201.481882556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90.3823372394">
                <text:p>16690.3823372394</text:p>
              </table:table-cell>
              <table:table-cell office:value-type="float" office:value="746.072854325893">
                <text:p>746.072854325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24.6271510903">
                <text:p>19724.6271510903</text:p>
              </table:table-cell>
              <table:table-cell office:value-type="float" office:value="822.034436455726">
                <text:p>822.034436455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6.006169603377">
                <text:p>726.006169603377</text:p>
              </table:table-cell>
              <table:table-cell office:value-type="float" office:value="650.626014545995">
                <text:p>650.62601454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7.02548631191">
                <text:p>1387.02548631191</text:p>
              </table:table-cell>
              <table:table-cell office:value-type="float" office:value="807.724804493533">
                <text:p>807.724804493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0.43197822782">
                <text:p>2450.43197822782</text:p>
              </table:table-cell>
              <table:table-cell office:value-type="float" office:value="209.04812320368">
                <text:p>209.04812320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34.6630547932">
                <text:p>18534.6630547932</text:p>
              </table:table-cell>
              <table:table-cell office:value-type="float" office:value="779.051706229816">
                <text:p>779.051706229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13.4312303085">
                <text:p>21813.4312303085</text:p>
              </table:table-cell>
              <table:table-cell office:value-type="float" office:value="855.666718512519">
                <text:p>855.666718512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.896339095687">
                <text:p>759.896339095687</text:p>
              </table:table-cell>
              <table:table-cell office:value-type="float" office:value="679.2221458619">
                <text:p>679.2221458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7.7347527865">
                <text:p>1477.7347527865</text:p>
              </table:table-cell>
              <table:table-cell office:value-type="float" office:value="858.183829762756">
                <text:p>858.183829762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1.7210513538">
                <text:p>2641.7210513538</text:p>
              </table:table-cell>
              <table:table-cell office:value-type="float" office:value="216.89849856757">
                <text:p>216.89849856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82.7360699957">
                <text:p>20582.7360699957</text:p>
              </table:table-cell>
              <table:table-cell office:value-type="float" office:value="813.488330878847">
                <text:p>813.488330878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23.4360677432">
                <text:p>24123.4360677432</text:p>
              </table:table-cell>
              <table:table-cell office:value-type="float" office:value="890.675013965083">
                <text:p>890.675013965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5.368511105752">
                <text:p>795.368511105752</text:p>
              </table:table-cell>
              <table:table-cell office:value-type="float" office:value="709.075126286132">
                <text:p>709.075126286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4.37626139041">
                <text:p>1574.37626139041</text:p>
              </table:table-cell>
              <table:table-cell office:value-type="float" office:value="911.795058872885">
                <text:p>911.7950588728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7.94280158427">
                <text:p>2847.94280158427</text:p>
              </table:table-cell>
              <table:table-cell office:value-type="float" office:value="225.043678746781">
                <text:p>225.043678746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57.120351996">
                <text:p>22857.120351996</text:p>
              </table:table-cell>
              <table:table-cell office:value-type="float" office:value="849.447166579769">
                <text:p>849.447166579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78.0664431151">
                <text:p>26678.0664431151</text:p>
              </table:table-cell>
              <table:table-cell office:value-type="float" office:value="927.115620297548">
                <text:p>927.115620297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2.496533950167">
                <text:p>832.496533950167</text:p>
              </table:table-cell>
              <table:table-cell office:value-type="float" office:value="740.240196496657">
                <text:p>740.240196496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7.33797134821">
                <text:p>1677.33797134821</text:p>
              </table:table-cell>
              <table:table-cell office:value-type="float" office:value="968.755411780293">
                <text:p>968.755411780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0.26292459575">
                <text:p>3070.26292459575</text:p>
              </table:table-cell>
              <table:table-cell office:value-type="float" office:value="233.494734534121">
                <text:p>233.49473453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82.8232072228">
                <text:p>25382.8232072228</text:p>
              </table:table-cell>
              <table:table-cell office:value-type="float" office:value="886.995500022557">
                <text:p>886.995500022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03.2277800153">
                <text:p>29503.2277800153</text:p>
              </table:table-cell>
              <table:table-cell office:value-type="float" office:value="965.047138319525">
                <text:p>965.0471383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1.357703205444">
                <text:p>871.357703205444</text:p>
              </table:table-cell>
              <table:table-cell office:value-type="float" office:value="772.775025094158">
                <text:p>772.775025094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7.03321380228">
                <text:p>1787.03321380228</text:p>
              </table:table-cell>
              <table:table-cell office:value-type="float" office:value="1029.27411014238">
                <text:p>1029.27411014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9.93811424281">
                <text:p>3309.93811424281</text:p>
              </table:table-cell>
              <table:table-cell office:value-type="float" office:value="242.263152463418">
                <text:p>242.263152463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87.6152396804">
                <text:p>28187.6152396804</text:p>
              </table:table-cell>
              <table:table-cell office:value-type="float" office:value="926.203592188195">
                <text:p>926.203592188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27.568841823">
                <text:p>32627.568841823</text:p>
              </table:table-cell>
              <table:table-cell office:value-type="float" office:value="1004.53056640315">
                <text:p>1004.5305664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2.032922627059">
                <text:p>912.032922627059</text:p>
              </table:table-cell>
              <table:table-cell office:value-type="float" office:value="806.739815313413">
                <text:p>806.739815313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3.90235109604">
                <text:p>1903.90235109604</text:p>
              </table:table-cell>
              <table:table-cell office:value-type="float" office:value="1093.57344581178">
                <text:p>1093.57344581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8.32316618608">
                <text:p>3568.32316618608</text:p>
              </table:table-cell>
              <table:table-cell office:value-type="float" office:value="251.360850421817">
                <text:p>251.36085042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02.3356942489">
                <text:p>31302.3356942489</text:p>
              </table:table-cell>
              <table:table-cell office:value-type="float" office:value="967.144809822034">
                <text:p>967.14480982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82.7722466693">
                <text:p>36082.7722466693</text:p>
              </table:table-cell>
              <table:table-cell office:value-type="float" office:value="1045.62939857569">
                <text:p>1045.62939857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4.606872580245">
                <text:p>954.606872580245</text:p>
              </table:table-cell>
              <table:table-cell office:value-type="float" office:value="842.197416424812">
                <text:p>842.197416424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8.41454457157">
                <text:p>2028.41454457157</text:p>
              </table:table-cell>
              <table:table-cell office:value-type="float" office:value="1161.88959733887">
                <text:p>1161.88959733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6.87863605362">
                <text:p>3846.87863605362</text:p>
              </table:table-cell>
              <table:table-cell office:value-type="float" office:value="260.800193848381">
                <text:p>260.800193848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61.2315403011">
                <text:p>34761.2315403011</text:p>
              </table:table-cell>
              <table:table-cell office:value-type="float" office:value="1009.8957627187">
                <text:p>1009.8957627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03.8757474357">
                <text:p>39903.8757474357</text:p>
              </table:table-cell>
              <table:table-cell office:value-type="float" office:value="1088.40972662545">
                <text:p>1088.40972662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9.168186333188">
                <text:p>999.168186333188</text:p>
              </table:table-cell>
              <table:table-cell office:value-type="float" office:value="879.213440032176">
                <text:p>879.21344003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1.06963797847">
                <text:p>2161.06963797847</text:p>
              </table:table-cell>
              <table:table-cell office:value-type="float" office:value="1234.4734974816">
                <text:p>1234.4734974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7.17909542447">
                <text:p>4147.17909542447</text:p>
              </table:table-cell>
              <table:table-cell office:value-type="float" office:value="270.594012540981">
                <text:p>270.594012540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02.3340239249">
                <text:p>38602.3340239249</text:p>
              </table:table-cell>
              <table:table-cell office:value-type="float" office:value="1054.53644707545">
                <text:p>1054.53644707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29.6275347515">
                <text:p>44129.6275347515</text:p>
              </table:table-cell>
              <table:table-cell office:value-type="float" office:value="1132.94034638519">
                <text:p>1132.9403463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5.80963457963">
                <text:p>1045.80963457963</text:p>
              </table:table-cell>
              <table:table-cell office:value-type="float" office:value="917.856381482055">
                <text:p>917.85638148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2.40016405464">
                <text:p>2302.40016405464</text:p>
              </table:table-cell>
              <table:table-cell office:value-type="float" office:value="1311.59175490922">
                <text:p>1311.59175490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0.92203230245">
                <text:p>4470.92203230245</text:p>
              </table:table-cell>
              <table:table-cell office:value-type="float" office:value="280.755618094351">
                <text:p>280.75561809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67.87682902">
                <text:p>42867.87682902</text:p>
              </table:table-cell>
              <table:table-cell office:value-type="float" office:value="1101.15039518218">
                <text:p>1101.15039518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02.8791659679">
                <text:p>48802.8791659679</text:p>
              </table:table-cell>
              <table:table-cell office:value-type="float" office:value="1179.29286836399">
                <text:p>1179.29286836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4.62831857506">
                <text:p>1094.62831857506</text:p>
              </table:table-cell>
              <table:table-cell office:value-type="float" office:value="958.197746609174">
                <text:p>958.197746609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2.97348233424">
                <text:p>2452.97348233424</text:p>
              </table:table-cell>
              <table:table-cell office:value-type="float" office:value="1393.5276334853">
                <text:p>1393.5276334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9.93744639127">
                <text:p>4819.93744639127</text:p>
              </table:table-cell>
              <table:table-cell office:value-type="float" office:value="291.298821992979">
                <text:p>291.29882199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04.7604450313">
                <text:p>47604.7604450313</text:p>
              </table:table-cell>
              <table:table-cell office:value-type="float" office:value="1149.82483172829">
                <text:p>1149.82483172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971.0201046335">
                <text:p>53971.0201046335</text:p>
              </table:table-cell>
              <table:table-cell office:value-type="float" office:value="1227.54183290542">
                <text:p>1227.54183290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5.72587228849">
                <text:p>1145.72587228849</text:p>
              </table:table-cell>
              <table:table-cell office:value-type="float" office:value="1000.31218405256">
                <text:p>1000.31218405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3.39405676492">
                <text:p>2613.39405676492</text:p>
              </table:table-cell>
              <table:table-cell office:value-type="float" office:value="1480.58209272713">
                <text:p>1480.58209272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6.19819340951">
                <text:p>5196.19819340951</text:p>
              </table:table-cell>
              <table:table-cell office:value-type="float" office:value="302.237954383448">
                <text:p>302.237954383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65.0678471361">
                <text:p>52865.0678471361</text:p>
              </table:table-cell>
              <table:table-cell office:value-type="float" office:value="1200.65083701873">
                <text:p>1200.6508370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86.4582769536">
                <text:p>59686.4582769536</text:p>
              </table:table-cell>
              <table:table-cell office:value-type="float" office:value="1277.76483005721">
                <text:p>1277.76483005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9.20867399084">
                <text:p>1199.20867399084</text:p>
              </table:table-cell>
              <table:table-cell office:value-type="float" office:value="1044.27762338721">
                <text:p>1044.27762338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4.3058822776">
                <text:p>2784.3058822776</text:p>
              </table:table-cell>
              <table:table-cell office:value-type="float" office:value="1573.07489326322">
                <text:p>1573.07489326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1.83113691812">
                <text:p>5601.83113691812</text:p>
              </table:table-cell>
              <table:table-cell office:value-type="float" office:value="313.587883551732">
                <text:p>313.58788355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06.6371588895">
                <text:p>58706.6371588895</text:p>
              </table:table-cell>
              <table:table-cell office:value-type="float" office:value="1253.7235174048">
                <text:p>1253.7235174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007.1515183513">
                <text:p>66007.1515183513</text:p>
              </table:table-cell>
              <table:table-cell office:value-type="float" office:value="1330.04262434527">
                <text:p>1330.04262434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5.18806772024">
                <text:p>1255.18806772024</text:p>
              </table:table-cell>
              <table:table-cell office:value-type="float" office:value="1090.17541932684">
                <text:p>1090.17541932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6.39507005008">
                <text:p>2966.39507005008</text:p>
              </table:table-cell>
              <table:table-cell office:value-type="float" office:value="1671.34577134938">
                <text:p>1671.34577134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39.12917069758">
                <text:p>6039.12917069758</text:p>
              </table:table-cell>
              <table:table-cell office:value-type="float" office:value="325.364036131924">
                <text:p>325.36403613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93.697593868">
                <text:p>65193.697593868</text:p>
              </table:table-cell>
              <table:table-cell office:value-type="float" office:value="1309.14218324852">
                <text:p>1309.14218324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97.1952993048">
                <text:p>72997.1952993048</text:p>
              </table:table-cell>
              <table:table-cell office:value-type="float" office:value="1384.4592846526">
                <text:p>1384.4592846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3.78059508541">
                <text:p>1313.78059508541</text:p>
              </table:table-cell>
              <table:table-cell office:value-type="float" office:value="1138.09050226461">
                <text:p>1138.09050226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0.39260184277">
                <text:p>3160.39260184277</text:p>
              </table:table-cell>
              <table:table-cell office:value-type="float" office:value="1775.7556867574">
                <text:p>1775.7556867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0.56417963273">
                <text:p>6510.56417963273</text:p>
              </table:table-cell>
              <table:table-cell office:value-type="float" office:value="337.582418073854">
                <text:p>337.582418073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397.5756686163">
                <text:p>72397.5756686163</text:p>
              </table:table-cell>
              <table:table-cell office:value-type="float" office:value="1367.01053475361">
                <text:p>1367.0105347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727.47269034">
                <text:p>80727.47269034</text:p>
              </table:table-cell>
              <table:table-cell office:value-type="float" office:value="1441.102319412">
                <text:p>1441.102319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5.1082378897">
                <text:p>1375.1082378897</text:p>
              </table:table-cell>
              <table:table-cell office:value-type="float" office:value="1188.11153543041">
                <text:p>1188.11153543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7.07726446359">
                <text:p>3367.07726446359</text:p>
              </table:table-cell>
              <table:table-cell office:value-type="float" office:value="1886.68814862012">
                <text:p>1886.68814862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8.80101236858">
                <text:p>7018.80101236858</text:p>
              </table:table-cell>
              <table:table-cell office:value-type="float" office:value="350.259636398113">
                <text:p>350.259636398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397.4794518485">
                <text:p>80397.4794518485</text:p>
              </table:table-cell>
              <table:table-cell office:value-type="float" office:value="1427.43685601077">
                <text:p>1427.4368560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276.373157198">
                <text:p>89276.373157198</text:p>
              </table:table-cell>
              <table:table-cell office:value-type="float" office:value="1500.06281732999">
                <text:p>1500.0628173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9.29867208094">
                <text:p>1439.29867208094</text:p>
              </table:table-cell>
              <table:table-cell office:value-type="float" office:value="1240.33107895546">
                <text:p>1240.33107895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7.27877614227">
                <text:p>3587.27877614227</text:p>
              </table:table-cell>
              <table:table-cell office:value-type="float" office:value="2004.5506241028">
                <text:p>2004.5506241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6.71254471916">
                <text:p>7566.71254471916</text:p>
              </table:table-cell>
              <table:table-cell office:value-type="float" office:value="363.412921768037">
                <text:p>363.412921768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281.3694728784">
                <text:p>89281.3694728784</text:p>
              </table:table-cell>
              <table:table-cell office:value-type="float" office:value="1490.53421762046">
                <text:p>1490.5342176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730.5874751731">
                <text:p>98730.5874751731</text:p>
              </table:table-cell>
              <table:table-cell office:value-type="float" office:value="1561.43559386825">
                <text:p>1561.4355938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6.48553355558">
                <text:p>1506.48553355558</text:p>
              </table:table-cell>
              <table:table-cell office:value-type="float" office:value="1294.84576114774">
                <text:p>1294.84576114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1.88111736453">
                <text:p>3821.88111736453</text:p>
              </table:table-cell>
              <table:table-cell office:value-type="float" office:value="2129.77603507487">
                <text:p>2129.77603507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57.39591897746">
                <text:p>8157.39591897746</text:p>
              </table:table-cell>
              <table:table-cell office:value-type="float" office:value="377.060151909337">
                <text:p>377.060151909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46.9258650913">
                <text:p>99146.9258650913</text:p>
              </table:table-cell>
              <table:table-cell office:value-type="float" office:value="1556.42068827225">
                <text:p>1556.4206882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185.986823512">
                <text:p>109185.986823512</text:p>
              </table:table-cell>
              <table:table-cell office:value-type="float" office:value="1625.31934371809">
                <text:p>1625.3193437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6.80869637086">
                <text:p>1576.80869637086</text:p>
              </table:table-cell>
              <table:table-cell office:value-type="float" office:value="1351.75645729545">
                <text:p>1351.75645729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1.82607953751">
                <text:p>4071.82607953751</text:p>
              </table:table-cell>
              <table:table-cell office:value-type="float" office:value="2262.82434827977">
                <text:p>2262.82434827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94.19005092123">
                <text:p>8794.19005092123</text:p>
              </table:table-cell>
              <table:table-cell office:value-type="float" office:value="391.219875909202">
                <text:p>391.219875909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102.622378391">
                <text:p>110102.622378391</text:p>
              </table:table-cell>
              <table:table-cell office:value-type="float" office:value="1625.21955567657">
                <text:p>1625.21955567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748.5949744">
                <text:p>120748.5949744</text:p>
              </table:table-cell>
              <table:table-cell office:value-type="float" office:value="1691.81679951322">
                <text:p>1691.8167995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0.41456394379">
                <text:p>1650.41456394379</text:p>
              </table:table-cell>
              <table:table-cell office:value-type="float" office:value="1411.16847632903">
                <text:p>1411.16847632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8.1170457324">
                <text:p>4338.1170457324</text:p>
              </table:table-cell>
              <table:table-cell office:value-type="float" office:value="2404.1842648435">
                <text:p>2404.1842648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80.69450347536">
                <text:p>9480.69450347536</text:p>
              </table:table-cell>
              <table:table-cell office:value-type="float" office:value="405.911339427914">
                <text:p>405.911339427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268.9190696">
                <text:p>122268.9190696</text:p>
              </table:table-cell>
              <table:table-cell office:value-type="float" office:value="1697.05955726254">
                <text:p>1697.05955726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535.663435081">
                <text:p>133535.663435081</text:p>
              </table:table-cell>
              <table:table-cell office:value-type="float" office:value="1761.03489703597">
                <text:p>1761.0348970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7.45637384355">
                <text:p>1727.45637384355</text:p>
              </table:table-cell>
              <table:table-cell office:value-type="float" office:value="1473.19175568734">
                <text:p>1473.19175568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1.82301868146">
                <text:p>4621.82301868146</text:p>
              </table:table-cell>
              <table:table-cell office:value-type="float" office:value="2554.37501532772">
                <text:p>2554.37501532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20.7898337167">
                <text:p>10220.7898337167</text:p>
              </table:table-cell>
              <table:table-cell office:value-type="float" office:value="421.154510857222">
                <text:p>421.15451085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779.586784688">
                <text:p>135779.586784688</text:p>
              </table:table-cell>
              <table:table-cell office:value-type="float" office:value="1772.07512107321">
                <text:p>1772.07512107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676.860445686">
                <text:p>147676.860445686</text:p>
              </table:table-cell>
              <table:table-cell office:value-type="float" office:value="1833.08494718269">
                <text:p>1833.08494718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8.09451681155">
                <text:p>1808.09451681155</text:p>
              </table:table-cell>
              <table:table-cell office:value-type="float" office:value="1537.94106474861">
                <text:p>1537.9410647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4.08291219986">
                <text:p>4924.08291219986</text:p>
              </table:table-cell>
              <table:table-cell office:value-type="float" office:value="2713.9482669209">
                <text:p>2713.9482669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18.6595282352">
                <text:p>11018.6595282352</text:p>
              </table:table-cell>
              <table:table-cell office:value-type="float" office:value="436.970108461051">
                <text:p>436.97010846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783.177995759">
                <text:p>150783.177995759</text:p>
              </table:table-cell>
              <table:table-cell office:value-type="float" office:value="1850.40661730933">
                <text:p>1850.40661730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315.585889884">
                <text:p>163315.585889884</text:p>
              </table:table-cell>
              <table:table-cell office:value-type="float" office:value="1908.08281496488">
                <text:p>1908.082814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2.49687067355">
                <text:p>1892.49687067355</text:p>
              </table:table-cell>
              <table:table-cell office:value-type="float" office:value="1605.53621720246">
                <text:p>1605.5362172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6.11012325951">
                <text:p>5246.11012325951</text:p>
              </table:table-cell>
              <table:table-cell office:value-type="float" office:value="2883.49014977268">
                <text:p>2883.49014977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78.8136508447">
                <text:p>11878.8136508447</text:p>
              </table:table-cell>
              <table:table-cell office:value-type="float" office:value="453.379628535418">
                <text:p>453.379628535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444.660164961">
                <text:p>167444.660164961</text:p>
              </table:table-cell>
              <table:table-cell office:value-type="float" office:value="1932.20062099202">
                <text:p>1932.20062099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610.425452306">
                <text:p>180610.425452306</text:p>
              </table:table-cell>
              <table:table-cell office:value-type="float" office:value="1986.1491058338">
                <text:p>1986.1491058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0.8391498388">
                <text:p>1980.8391498388</text:p>
              </table:table-cell>
              <table:table-cell office:value-type="float" office:value="1676.10229275601">
                <text:p>1676.10229275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9.19740306941">
                <text:p>5589.19740306941</text:p>
              </table:table-cell>
              <table:table-cell office:value-type="float" office:value="3063.62340991463">
                <text:p>3063.62340991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06.1143363139">
                <text:p>12806.1143363139</text:p>
              </table:table-cell>
              <table:table-cell office:value-type="float" office:value="470.405374625836">
                <text:p>470.405374625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947.229594456">
                <text:p>185947.229594456</text:p>
              </table:table-cell>
              <table:table-cell office:value-type="float" office:value="2017.61018623607">
                <text:p>2017.61018623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736.758768738">
                <text:p>199736.758768738</text:p>
              </table:table-cell>
              <table:table-cell office:value-type="float" office:value="2067.40935962834">
                <text:p>2067.4093596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3.30527111393">
                <text:p>2073.30527111393</text:p>
              </table:table-cell>
              <table:table-cell office:value-type="float" office:value="1749.76986858448">
                <text:p>1749.76986858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4.72204671685">
                <text:p>5954.72204671685</text:p>
              </table:table-cell>
              <table:table-cell office:value-type="float" office:value="3255.009696675">
                <text:p>3255.009696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05.8032742254">
                <text:p>13805.8032742254</text:p>
              </table:table-cell>
              <table:table-cell office:value-type="float" office:value="488.070487841928">
                <text:p>488.07048784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494.325706116">
                <text:p>206494.325706116</text:p>
              </table:table-cell>
              <table:table-cell office:value-type="float" office:value="2106.79513264703">
                <text:p>2106.79513264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888.537876659">
                <text:p>220888.537876659</text:p>
              </table:table-cell>
              <table:table-cell office:value-type="float" office:value="2151.99425245798">
                <text:p>2151.99425245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0.08773659317">
                <text:p>2170.08773659317</text:p>
              </table:table-cell>
              <table:table-cell office:value-type="float" office:value="1826.67526095427">
                <text:p>1826.67526095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4.15142220293">
                <text:p>6344.15142220293</text:p>
              </table:table-cell>
              <table:table-cell office:value-type="float" office:value="3458.35199298973">
                <text:p>3458.35199298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83.531338318">
                <text:p>14883.531338318</text:p>
              </table:table-cell>
              <table:table-cell office:value-type="float" office:value="506.398978310428">
                <text:p>506.398978310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311.867898325">
                <text:p>229311.867898325</text:p>
              </table:table-cell>
              <table:table-cell office:value-type="float" office:value="2199.92234437791">
                <text:p>2199.92234437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280.254000621">
                <text:p>244280.254000621</text:p>
              </table:table-cell>
              <table:table-cell office:value-type="float" office:value="2240.03980684536">
                <text:p>2240.03980684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1.38803442192">
                <text:p>2271.38803442192</text:p>
              </table:table-cell>
              <table:table-cell office:value-type="float" office:value="1906.96077746596">
                <text:p>1906.9607774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9.04886106823">
                <text:p>6759.04886106823</text:p>
              </table:table-cell>
              <table:table-cell office:value-type="float" office:value="3674.39719753629">
                <text:p>3674.39719753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45.3905287973">
                <text:p>16045.3905287973</text:p>
              </table:table-cell>
              <table:table-cell office:value-type="float" office:value="525.415757809349">
                <text:p>525.415757809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650.739574592">
                <text:p>254650.739574592</text:p>
              </table:table-cell>
              <table:table-cell office:value-type="float" office:value="2297.16608240525">
                <text:p>2297.1660824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149.112616828">
                <text:p>270149.112616828</text:p>
              </table:table-cell>
              <table:table-cell office:value-type="float" office:value="2331.6876104667">
                <text:p>2331.6876104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7.41705826812">
                <text:p>2377.41705826812</text:p>
              </table:table-cell>
              <table:table-cell office:value-type="float" office:value="1990.77498038366">
                <text:p>1990.77498038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1.07993425609">
                <text:p>7201.07993425609</text:p>
              </table:table-cell>
              <table:table-cell office:value-type="float" office:value="3903.93886817485">
                <text:p>3903.93886817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97.9484081708">
                <text:p>17297.9484081708</text:p>
              </table:table-cell>
              <table:table-cell office:value-type="float" office:value="545.146673627655">
                <text:p>545.146673627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789.546656342">
                <text:p>282789.546656342</text:p>
              </table:table-cell>
              <table:table-cell office:value-type="float" office:value="2398.70831060869">
                <text:p>2398.70831060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757.438853301">
                <text:p>298757.438853301</text:p>
              </table:table-cell>
              <table:table-cell office:value-type="float" office:value="2427.08504384146">
                <text:p>2427.08504384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8.39554637467">
                <text:p>2488.39554637467</text:p>
              </table:table-cell>
              <table:table-cell office:value-type="float" office:value="2078.27296153831">
                <text:p>2078.27296153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72.01913840733">
                <text:p>7672.01913840733</text:p>
              </table:table-cell>
              <table:table-cell office:value-type="float" office:value="4147.82013677381">
                <text:p>4147.82013677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48.2852252626">
                <text:p>18648.2852252626</text:p>
              </table:table-cell>
              <table:table-cell office:value-type="float" office:value="565.618543696461">
                <text:p>565.618543696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037.680910309">
                <text:p>314037.680910309</text:p>
              </table:table-cell>
              <table:table-cell office:value-type="float" office:value="2504.7390362645">
                <text:p>2504.7390362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395.337617793">
                <text:p>330395.337617793</text:p>
              </table:table-cell>
              <table:table-cell office:value-type="float" office:value="2526.38551733774">
                <text:p>2526.38551733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4.55454110694">
                <text:p>2604.55454110694</text:p>
              </table:table-cell>
              <table:table-cell office:value-type="float" office:value="2169.61662931329">
                <text:p>2169.6166293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73.75701942807">
                <text:p>8173.75701942807</text:p>
              </table:table-cell>
              <table:table-cell office:value-type="float" office:value="4406.93680612618">
                <text:p>4406.93680612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4.0339372546">
                <text:p>20104.0339372546</text:p>
              </table:table-cell>
              <table:table-cell office:value-type="float" office:value="586.859193039523">
                <text:p>586.859193039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738.721772384">
                <text:p>348738.721772384</text:p>
              </table:table-cell>
              <table:table-cell office:value-type="float" office:value="2615.45666558983">
                <text:p>2615.45666558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383.635428663">
                <text:p>365383.635428663</text:p>
              </table:table-cell>
              <table:table-cell office:value-type="float" office:value="2629.74871787426">
                <text:p>2629.74871787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6.13586995198">
                <text:p>2726.13586995198</text:p>
              </table:table-cell>
              <table:table-cell office:value-type="float" office:value="2264.97500824363">
                <text:p>2264.9750082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8.30776192759">
                <text:p>8708.30776192759</text:p>
              </table:table-cell>
              <table:table-cell office:value-type="float" office:value="4682.24064033197">
                <text:p>4682.24064033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73.4233559856">
                <text:p>21673.4233559856</text:p>
              </table:table-cell>
              <table:table-cell office:value-type="float" office:value="608.897491592538">
                <text:p>608.897491592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274.214071691">
                <text:p>387274.214071691</text:p>
              </table:table-cell>
              <table:table-cell office:value-type="float" office:value="2731.06837500331">
                <text:p>2731.06837500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077.133780583">
                <text:p>404077.133780583</text:p>
              </table:table-cell>
              <table:table-cell office:value-type="float" office:value="2737.34086571587">
                <text:p>2737.3408657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3.39264897111">
                <text:p>2853.39264897111</text:p>
              </table:table-cell>
              <table:table-cell office:value-type="float" office:value="2364.52455178313">
                <text:p>2364.52455178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77.81727499341">
                <text:p>9277.81727499341</text:p>
              </table:table-cell>
              <table:table-cell office:value-type="float" office:value="4974.74286073268">
                <text:p>4974.74286073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65.324662396">
                <text:p>23365.324662396</text:p>
              </table:table-cell>
              <table:table-cell office:value-type="float" office:value="631.763393442686">
                <text:p>631.763393442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067.863191677">
                <text:p>430067.863191677</text:p>
              </table:table-cell>
              <table:table-cell office:value-type="float" office:value="2851.79049879657">
                <text:p>2851.79049879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868.20703608">
                <text:p>446868.20703608</text:p>
              </table:table-cell>
              <table:table-cell office:value-type="float" office:value="2849.33498177539">
                <text:p>2849.33498177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6.58980975361">
                <text:p>2986.58980975361</text:p>
              </table:table-cell>
              <table:table-cell office:value-type="float" office:value="2468.44946881807">
                <text:p>2468.4494688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84.57180676315">
                <text:p>9884.57180676315</text:p>
              </table:table-cell>
              <table:table-cell office:value-type="float" office:value="5285.51786023884">
                <text:p>5285.51786023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89.3015520502">
                <text:p>25189.3015520502</text:p>
              </table:table-cell>
              <table:table-cell office:value-type="float" office:value="655.487977541719">
                <text:p>655.48797754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590.19379487">
                <text:p>477590.19379487</text:p>
              </table:table-cell>
              <table:table-cell office:value-type="float" office:value="2977.84893394203">
                <text:p>2977.84893394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190.781327593">
                <text:p>494190.781327593</text:p>
              </table:table-cell>
              <table:table-cell office:value-type="float" office:value="2965.91116585174">
                <text:p>2965.91116585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6.00465096887">
                <text:p>3126.00465096887</text:p>
              </table:table-cell>
              <table:table-cell office:value-type="float" office:value="2576.94206453184">
                <text:p>2576.94206453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31.0071223758">
                <text:p>10531.0071223758</text:p>
              </table:table-cell>
              <table:table-cell office:value-type="float" office:value="5615.70714969362">
                <text:p>5615.70714969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55.6642951888">
                <text:p>27155.6642951888</text:p>
              </table:table-cell>
              <table:table-cell office:value-type="float" office:value="680.103489947953">
                <text:p>680.103489947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363.723334899">
                <text:p>530363.723334899</text:p>
              </table:table-cell>
              <table:table-cell office:value-type="float" office:value="3109.47956279458">
                <text:p>3109.47956279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6524.734818422">
                <text:p>546524.734818422</text:p>
              </table:table-cell>
              <table:table-cell office:value-type="float" office:value="3087.25688625173">
                <text:p>3087.25688625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1.92741566516">
                <text:p>3271.92741566516</text:p>
              </table:table-cell>
              <table:table-cell office:value-type="float" office:value="2690.20309625104">
                <text:p>2690.20309625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19.7182821465">
                <text:p>11219.7182821465</text:p>
              </table:table-cell>
              <table:table-cell office:value-type="float" office:value="5966.52355076802">
                <text:p>5966.52355076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75.5280168921">
                <text:p>29275.5280168921</text:p>
              </table:table-cell>
              <table:table-cell office:value-type="float" office:value="705.643387654576">
                <text:p>705.643387654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968.707239563">
                <text:p>588968.707239563</text:p>
              </table:table-cell>
              <table:table-cell office:value-type="float" office:value="3246.92869447801">
                <text:p>3246.92869447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400.76394373">
                <text:p>604400.76394373</text:p>
              </table:table-cell>
              <table:table-cell office:value-type="float" office:value="3213.5672812613">
                <text:p>3213.567281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4.66189551677">
                <text:p>3424.66189551677</text:p>
              </table:table-cell>
              <table:table-cell office:value-type="float" office:value="2808.44214493176">
                <text:p>2808.4421449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53.4700592181">
                <text:p>11953.4700592181</text:p>
              </table:table-cell>
              <table:table-cell office:value-type="float" office:value="6339.25565078863">
                <text:p>6339.25565078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60.8755267932">
                <text:p>31560.8755267932</text:p>
              </table:table-cell>
              <table:table-cell office:value-type="float" office:value="732.142384063832">
                <text:p>732.142384063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049.518934389">
                <text:p>654049.518934389</text:p>
              </table:table-cell>
              <table:table-cell office:value-type="float" office:value="3390.45352578224">
                <text:p>3390.45352578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405.764978107">
                <text:p>668405.764978107</text:p>
              </table:table-cell>
              <table:table-cell office:value-type="float" office:value="3345.04547295101">
                <text:p>3345.0454729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4.52606327766">
                <text:p>3584.52606327766</text:p>
              </table:table-cell>
              <table:table-cell office:value-type="float" office:value="2931.87800297324">
                <text:p>2931.87800297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35.2080385112">
                <text:p>12735.2080385112</text:p>
              </table:table-cell>
              <table:table-cell office:value-type="float" office:value="6735.27253586099">
                <text:p>6735.27253586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24.6250534913">
                <text:p>34024.6250534913</text:p>
              </table:table-cell>
              <table:table-cell office:value-type="float" office:value="759.636496168895">
                <text:p>759.636496168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6321.734856291">
                <text:p>726321.734856291</text:p>
              </table:table-cell>
              <table:table-cell office:value-type="float" office:value="3540.32262243358">
                <text:p>3540.32262243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9188.785501871">
                <text:p>739188.785501871</text:p>
              </table:table-cell>
              <table:table-cell office:value-type="float" office:value="3481.90289382032">
                <text:p>3481.9028938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1.85273475823">
                <text:p>3751.85273475823</text:p>
              </table:table-cell>
              <table:table-cell office:value-type="float" office:value="3060.7390790766">
                <text:p>3060.7390790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68.0704415275">
                <text:p>13568.0704415275</text:p>
              </table:table-cell>
              <table:table-cell office:value-type="float" office:value="7156.02881967378">
                <text:p>7156.02881967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80.7032665452">
                <text:p>36680.7032665452</text:p>
              </table:table-cell>
              <table:table-cell office:value-type="float" office:value="788.163093507568">
                <text:p>788.163093507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6580.002358464">
                <text:p>806580.002358464</text:p>
              </table:table-cell>
              <table:table-cell office:value-type="float" office:value="3696.81642163881">
                <text:p>3696.81642163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7467.606117412">
                <text:p>817467.606117412</text:p>
              </table:table-cell>
              <table:table-cell office:value-type="float" office:value="3624.35962680615">
                <text:p>3624.35962680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6.99026170322">
                <text:p>3926.99026170322</text:p>
              </table:table-cell>
              <table:table-cell office:value-type="float" office:value="3195.26382089786">
                <text:p>3195.26382089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55.4007244764">
                <text:p>14455.4007244764</text:p>
              </table:table-cell>
              <table:table-cell office:value-type="float" office:value="7603.06998645534">
                <text:p>7603.06998645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44.1239988118">
                <text:p>39544.1239988118</text:p>
              </table:table-cell>
              <table:table-cell office:value-type="float" office:value="817.760948954332">
                <text:p>817.760948954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5706.777015699">
                <text:p>895706.777015699</text:p>
              </table:table-cell>
              <table:table-cell office:value-type="float" office:value="3860.22775684329">
                <text:p>3860.22775684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4036.019157979">
                <text:p>904036.019157979</text:p>
              </table:table-cell>
              <table:table-cell office:value-type="float" office:value="3772.64475920226">
                <text:p>3772.6447592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0.30325701355">
                <text:p>4110.30325701355</text:p>
              </table:table-cell>
              <table:table-cell office:value-type="float" office:value="3335.70115627726">
                <text:p>3335.7011562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0.7610002994">
                <text:p>15400.7610002994</text:p>
              </table:table-cell>
              <table:table-cell office:value-type="float" office:value="8078.03806770769">
                <text:p>8078.03806770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31.0731141192">
                <text:p>42631.0731141192</text:p>
              </table:table-cell>
              <table:table-cell office:value-type="float" office:value="848.47029141979">
                <text:p>848.4702914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4682.025398509">
                <text:p>994682.025398509</text:p>
              </table:table-cell>
              <table:table-cell office:value-type="float" office:value="4030.86240568516">
                <text:p>4030.86240568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9771.878199195">
                <text:p>999771.878199195</text:p>
              </table:table-cell>
              <table:table-cell office:value-type="float" office:value="3926.99675105876">
                <text:p>3926.99675105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2.17335382153">
                <text:p>4302.17335382153</text:p>
              </table:table-cell>
              <table:table-cell office:value-type="float" office:value="3482.31095386133">
                <text:p>3482.31095386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07.9463384738">
                <text:p>16407.9463384738</text:p>
              </table:table-cell>
              <table:table-cell office:value-type="float" office:value="8582.67767356922">
                <text:p>8582.67767356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58.9999999997">
                <text:p>45958.9999999997</text:p>
              </table:table-cell>
              <table:table-cell office:value-type="float" office:value="880.332860529131">
                <text:p>880.332860529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4594">
                <text:p>1104594</text:p>
              </table:table-cell>
              <table:table-cell office:value-type="float" office:value="4209.03966217078">
                <text:p>4209.03966217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5646">
                <text:p>1105646</text:p>
              </table:table-cell>
              <table:table-cell office:value-type="float" office:value="4087.66381865409">
                <text:p>4087.66381865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2.99999999998">
                <text:p>4502.99999999998</text:p>
              </table:table-cell>
              <table:table-cell office:value-type="float" office:value="3635.36450397017">
                <text:p>3635.3645039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81.0000000001">
                <text:p>17481.0000000001</text:p>
              </table:table-cell>
              <table:table-cell office:value-type="float" office:value="9118.84240096022">
                <text:p>9118.84240096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